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2" svg:font-family="Arial" style:font-family-generic="modern" style:font-pitch="variable"/>
    <style:font-face style:name="Calibri1" svg:font-family="Calibri" style:font-family-generic="modern" style:font-pitch="variable"/>
    <style:font-face style:name="Segoe UI Symbol1" svg:font-family="'Segoe UI Symbol'" style:font-family-generic="modern" style:font-pitch="variable"/>
    <style:font-face style:name="맑은 고딕" svg:font-family="'맑은 고딕'" style:font-family-generic="modern" style:font-pitch="variable"/>
    <style:font-face style:name="Segoe UI Symbol" svg:font-family="'Segoe UI Symbol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Segoe UI Symbol2" svg:font-family="'Segoe UI Symbol'" style:font-family-generic="swiss" style:font-pitch="variable"/>
    <style:font-face style:name="돋움" svg:font-family="돋움" style:font-family-generic="swiss" style:font-pitch="variable"/>
    <style:font-face style:name="맑은 고딕1" svg:font-family="'맑은 고딕'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2.46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72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2.117cm" fo:break-before="auto" style:use-optimal-row-height="false"/>
    </style:style>
    <style:style style:name="ro7" style:family="table-row">
      <style:table-row-properties style:row-height="1.852cm" fo:break-before="auto" style:use-optimal-row-height="false"/>
    </style:style>
    <style:style style:name="ro8" style:family="table-row">
      <style:table-row-properties style:row-height="6.059cm" fo:break-before="auto" style:use-optimal-row-height="false"/>
    </style:style>
    <style:style style:name="ro9" style:family="table-row">
      <style:table-row-properties style:row-height="5.371cm" fo:break-before="auto" style:use-optimal-row-height="false"/>
    </style:style>
    <style:style style:name="ro10" style:family="table-row">
      <style:table-row-properties style:row-height="3.254cm" fo:break-before="auto" style:use-optimal-row-height="false"/>
    </style:style>
    <style:style style:name="ro11" style:family="table-row">
      <style:table-row-properties style:row-height="14.446cm" fo:break-before="auto" style:use-optimal-row-height="false"/>
    </style:style>
    <style:style style:name="ro12" style:family="table-row">
      <style:table-row-properties style:row-height="4.71cm" fo:break-before="auto" style:use-optimal-row-height="false"/>
    </style:style>
    <style:style style:name="ro13" style:family="table-row">
      <style:table-row-properties style:row-height="13.282cm" fo:break-before="auto" style:use-optimal-row-height="false"/>
    </style:style>
    <style:style style:name="ro14" style:family="table-row">
      <style:table-row-properties style:row-height="0.476cm" fo:break-before="auto" style:use-optimal-row-height="false"/>
    </style:style>
    <style:style style:name="ro15" style:family="table-row">
      <style:table-row-properties style:row-height="0.556cm" fo:break-before="auto" style:use-optimal-row-height="false"/>
    </style:style>
    <style:style style:name="ro18" style:family="table-row">
      <style:table-row-properties style:row-height="0.579cm" fo:break-before="auto" style:use-optimal-row-height="true"/>
    </style:style>
    <style:style style:name="ro19" style:family="table-row">
      <style:table-row-properties style:row-height="8.133cm" fo:break-before="auto" style:use-optimal-row-height="false"/>
    </style:style>
    <style:style style:name="ro20" style:family="table-row">
      <style:table-row-properties style:row-height="7.576cm" fo:break-before="auto" style:use-optimal-row-height="false"/>
    </style:style>
    <style:style style:name="ro23" style:family="table-row">
      <style:table-row-properties style:row-height="5.424cm" fo:break-before="auto" style:use-optimal-row-height="false"/>
    </style:style>
    <style:style style:name="ro24" style:family="table-row">
      <style:table-row-properties style:row-height="6.2cm" fo:break-before="auto" style:use-optimal-row-height="false"/>
    </style:style>
    <style:style style:name="ro25" style:family="table-row">
      <style:table-row-properties style:row-height="8.475cm" fo:break-before="auto" style:use-optimal-row-height="true"/>
    </style:style>
    <style:style style:name="ro26" style:family="table-row">
      <style:table-row-properties style:row-height="6.369cm" fo:break-before="auto" style:use-optimal-row-height="true"/>
    </style:style>
    <style:style style:name="ro22" style:family="table-row">
      <style:table-row-properties style:row-height="8.811cm" fo:break-before="auto" style:use-optimal-row-height="false"/>
    </style:style>
    <style:style style:name="ro29" style:family="table-row">
      <style:table-row-properties style:row-height="6.897cm" fo:break-before="auto" style:use-optimal-row-height="true"/>
    </style:style>
    <style:style style:name="ro31" style:family="table-row">
      <style:table-row-properties style:row-height="6.897cm" fo:break-before="auto" style:use-optimal-row-height="true"/>
    </style:style>
    <style:style style:name="ro32" style:family="table-row">
      <style:table-row-properties style:row-height="3.738cm" fo:break-before="auto" style:use-optimal-row-height="true"/>
    </style:style>
    <style:style style:name="ro21" style:family="table-row">
      <style:table-row-properties style:row-height="0.526cm" fo:break-before="auto" style:use-optimal-row-height="true"/>
    </style:style>
    <style:style style:name="ro34" style:family="table-row">
      <style:table-row-properties style:row-height="0.556cm" fo:break-before="auto" style:use-optimal-row-height="true"/>
    </style:style>
    <style:style style:name="ta1" style:family="table" style:master-page-name="PageStyle_5f_작성_5f_샘플">
      <style:table-properties table:display="true" style:writing-mode="lr-tb"/>
    </style:style>
    <style:style style:name="ta8" style:family="table" style:master-page-name="PageStyle_5f_1주차">
      <style:table-properties table:display="true" style:writing-mode="lr-tb"/>
    </style:style>
    <style:style style:name="ta9" style:family="table" style:master-page-name="PageStyle_5f_2주차">
      <style:table-properties table:display="true" style:writing-mode="lr-tb"/>
    </style:style>
    <style:style style:name="ta10" style:family="table" style:master-page-name="PageStyle_5f_3주차">
      <style:table-properties table:display="true" style:writing-mode="lr-tb"/>
    </style:style>
    <style:style style:name="ta11" style:family="table" style:master-page-name="PageStyle_5f_4주차">
      <style:table-properties table:display="true" style:writing-mode="lr-tb"/>
    </style:style>
    <style:style style:name="ta7" style:family="table" style:master-page-name="PageStyle_5f_6주차">
      <style:table-properties table:display="true" style:writing-mode="lr-tb"/>
    </style:style>
    <style:style style:name="ta12" style:family="table" style:master-page-name="PageStyle_5f_5주차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fo:background-color="#fff2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fff2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맑은 고딕" fo:font-size="11pt" fo:font-style="italic" fo:text-shadow="none" style:text-underline-style="none" fo:font-weight="normal" style:font-name-asian="맑은 고딕" style:font-size-asian="11pt" style:font-style-asian="italic" style:font-weight-asian="normal" style:font-size-complex="11pt" style:font-style-complex="italic" style:font-weight-complex="normal"/>
    </style:style>
    <style:style style:name="ce4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name-asian="돋움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" fo:font-size="18pt" fo:font-style="normal" fo:text-shadow="none" style:text-underline-style="none" fo:font-weight="bold" style:font-name-asian="맑은 고딕" style:font-size-asian="18pt" style:font-style-asian="normal" style:font-weight-asian="bold" style:font-name-complex="Arial" style:font-size-complex="1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name-complex="Arial" style:font-size-complex="18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name-asian="맑은 고딕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Segoe UI Symbol" fo:font-size="11pt" fo:font-style="normal" fo:text-shadow="none" style:text-underline-style="none" fo:font-weight="normal" style:font-name-asian="맑은 고딕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style:font-name="Segoe UI Symbol1" fo:font-size="11pt" fo:font-style="normal" fo:text-shadow="none" style:text-underline-style="none" fo:font-weight="normal" style:font-name-asian="맑은 고딕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style:font-name="Calibri2" fo:font-size="11pt" fo:font-style="normal" fo:text-shadow="none" style:text-underline-style="none" fo:font-weight="normal" style:font-name-asian="맑은 고딕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0" style:family="text">
      <style:text-properties fo:color="#000000" style:text-outline="false" style:text-line-through-style="none" style:text-position="0% 100%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1" style:family="text">
      <style:text-properties fo:color="#0000ff" style:text-outline="false" style:text-line-through-style="none" style:text-position="0% 100%" style:font-name="맑은 고딕" fo:font-size="11pt" fo:font-style="normal" fo:text-shadow="none" style:text-underline-style="solid" style:text-underline-width="auto" style:text-underline-color="font-color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color="#0000ff" style:text-outline="false" style:text-line-through-style="none" style:text-position="0% 100%" style:font-name="Arial1" fo:font-size="11pt" fo:font-style="normal" fo:text-shadow="none" style:text-underline-style="solid" style:text-underline-width="auto" style:text-underline-color="font-color" fo:font-weight="normal" style:font-name-asian="맑은 고딕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3" style:family="text">
      <style:text-properties fo:color="#0000ff" style:text-outline="false" style:text-line-through-style="none" style:text-position="0% 100%" style:font-name="맑은 고딕" fo:font-size="11pt" fo:font-style="normal" fo:text-shadow="none" style:text-underline-style="solid" style:text-underline-width="auto" style:text-underline-color="font-color" fo:font-weight="normal" style:font-name-asian="맑은 고딕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4" style:family="text">
      <style:text-properties fo:color="#000000" style:text-outline="false" style:text-line-through-style="none" style:text-position="0% 100%" style:font-name="맑은 고딕1" fo:font-size="18pt" fo:font-style="normal" fo:text-shadow="none" style:text-underline-style="none" fo:font-weight="bold" style:font-name-asian="맑은 고딕1" style:font-size-asian="18pt" style:font-style-asian="normal" style:font-weight-asian="bold" style:font-name-complex="Arial" style:font-size-complex="18pt" style:font-style-complex="normal" style:font-weight-complex="bold"/>
    </style:style>
    <style:style style:name="T15" style:family="text">
      <style:text-properties fo:color="#000000" style:text-outline="false" style:text-line-through-style="none" style:text-position="0% 100%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name-asian="맑은 고딕1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color="#000000" style:text-outline="false" style:text-line-through-style="none" style:text-position="0% 100%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color="#000000" style:text-outline="false" style:text-line-through-style="none" style:text-position="0% 100%" style:font-name="Segoe UI Symbol2" fo:font-size="11pt" fo:font-style="normal" fo:text-shadow="none" style:text-underline-style="none" fo:font-weight="normal" style:font-name-asian="맑은 고딕1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fo:color="#000000" style:text-outline="false" style:text-line-through-style="none" style:text-position="0% 100%" fo:font-size="11pt" fo:font-style="normal" fo:text-shadow="none" style:text-underline-style="none" fo:font-weight="normal" style:font-name-asian="맑은 고딕1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0" style:family="text">
      <style:text-properties style:font-name="Arial" style:font-name-asian="돋움1" style:font-name-complex="Arial"/>
    </style:style>
    <style:style style:name="T21" style:family="text">
      <style:text-properties fo:color="#0000ff" style:text-outline="false" style:text-line-through-style="none" style:text-position="0% 100%" style:font-name="Arial1" fo:font-size="11pt" fo:font-style="normal" fo:text-shadow="none" style:text-underline-style="solid" style:text-underline-width="auto" style:text-underline-color="font-color" fo:font-weight="normal" style:font-name-asian="돋움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작성_샘플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1"/>
          <table:table-cell table:style-name="ce2" office:value-type="string" table:number-columns-spanned="7" table:number-rows-spanned="2">
            <text:p>KH<text:span text:style-name="T1">정보교육원</text:span><text:span text:style-name="T2"> </text:span><text:span text:style-name="T3">강남지원</text:span><text:span text:style-name="T2"> </text:span><text:span text:style-name="T2">/ </text:span></text:p>
            <text:p><text:span text:style-name="T2">K-Digital Training </text:span><text:span text:style-name="T3">프로젝트</text:span><text:span text:style-name="T2"> </text:span><text:span text:style-name="T3">진행</text:span><text:span text:style-name="T2"> </text:span><text:span text:style-name="T3">보고서</text:span></text:p>
          </table:table-cell>
          <table:covered-table-cell table:number-columns-repeated="5" table:style-name="ce7"/>
          <table:covered-table-cell table:style-name="ce10"/>
          <table:table-cell table:style-name="ce24" office:value-type="string">
            <text:p>조 팀장</text:p>
          </table:table-cell>
          <table:table-cell table:style-name="ce24" office:value-type="string">
            <text:p>훈련 강사</text:p>
          </table:table-cell>
          <table:table-cell table:style-name="ce24" office:value-type="string">
            <text:p>훈련 책임자</text:p>
          </table:table-cell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1"/>
          <table:covered-table-cell table:style-name="ce3"/>
          <table:covered-table-cell table:number-columns-repeated="5" table:style-name="ce8"/>
          <table:covered-table-cell table:style-name="ce12"/>
          <table:table-cell table:style-name="ce25" office:value-type="string">
            <text:p>이예은</text:p>
          </table:table-cell>
          <table:table-cell table:style-name="ce25" office:value-type="string">
            <text:p>심원용</text:p>
          </table:table-cell>
          <table:table-cell table:style-name="ce26"/>
          <table:table-cell table:style-name="ce1" table:number-columns-repeated="15"/>
          <table:table-cell table:number-columns-repeated="998"/>
        </table:table-row>
        <table:table-row table:style-name="ro4">
          <table:table-cell table:style-name="ce1"/>
          <table:table-cell table:style-name="ce4" office:value-type="string" table:number-columns-spanned="2" table:number-rows-spanned="1">
            <text:p>프로젝트 기간</text:p>
          </table:table-cell>
          <table:covered-table-cell table:style-name="ce9"/>
          <table:table-cell table:style-name="ce13" office:value-type="string" table:number-columns-spanned="8" table:number-rows-spanned="1">
            <text:p>2024/11/12 ~ 2024/12/10 (4주)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4" office:value-type="string" table:number-columns-spanned="2" table:number-rows-spanned="1">
            <text:p>팀 명</text:p>
          </table:table-cell>
          <table:covered-table-cell table:style-name="ce9"/>
          <table:table-cell table:style-name="ce13" office:value-type="string" table:number-columns-spanned="8" table:number-rows-spanned="1">
            <text:p>요리조리조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4" office:value-type="string" table:number-columns-spanned="2" table:number-rows-spanned="1">
            <text:p>프로젝트 명</text:p>
          </table:table-cell>
          <table:covered-table-cell table:style-name="ce9"/>
          <table:table-cell table:style-name="ce13" office:value-type="string" table:number-columns-spanned="8" table:number-rows-spanned="1">
            <text:p>FLEXERP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5">
          <table:table-cell table:style-name="ce1"/>
          <table:table-cell table:style-name="ce5" office:value-type="string" table:number-columns-spanned="2" table:number-rows-spanned="1">
            <text:p>프로젝트 주제</text:p>
          </table:table-cell>
          <table:covered-table-cell table:style-name="ce9"/>
          <table:table-cell table:style-name="ce14" office:value-type="string" table:number-columns-spanned="8" table:number-rows-spanned="1">
            <text:p>사내 ERP 시스템 만들기 </text:p>
            <text:p>(프로젝트 관리, 일정 관리, 고객관계관리)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5">
          <table:table-cell table:style-name="ce1"/>
          <table:table-cell table:style-name="ce5" office:value-type="string" table:number-columns-spanned="2" table:number-rows-spanned="1">
            <text:p>훈련생 (멘티)</text:p>
          </table:table-cell>
          <table:covered-table-cell table:style-name="ce9"/>
          <table:table-cell table:style-name="ce14" office:value-type="string" table:number-columns-spanned="8" table:number-rows-spanned="1">
            <text:p>이예은(팀장), </text:p>
            <text:p>구승용, 손경한, 안예지, 오중헌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5" office:value-type="string" table:number-columns-spanned="2" table:number-rows-spanned="3">
            <text:p>훈련강사 및 멘토</text:p>
          </table:table-cell>
          <table:covered-table-cell table:style-name="ce10"/>
          <table:table-cell table:style-name="ce5" office:value-type="string">
            <text:p>성명</text:p>
          </table:table-cell>
          <table:table-cell table:style-name="ce5" office:value-type="string">
            <text:p>직위</text:p>
          </table:table-cell>
          <table:table-cell table:style-name="ce5" office:value-type="string" table:number-columns-spanned="3" table:number-rows-spanned="1">
            <text:p>담당업무</text:p>
          </table:table-cell>
          <table:covered-table-cell table:style-name="ce21"/>
          <table:covered-table-cell table:style-name="ce9"/>
          <table:table-cell table:style-name="ce5" office:value-type="string" table:number-columns-spanned="3" table:number-rows-spanned="1">
            <text:p>소속기업명</text:p>
          </table:table-cell>
          <table:covered-table-cell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6"/>
          <table:covered-table-cell table:style-name="ce11"/>
          <table:table-cell table:style-name="ce14" office:value-type="string">
            <text:p>심원용</text:p>
          </table:table-cell>
          <table:table-cell table:style-name="ce14" office:value-type="string">
            <text:p>강사</text:p>
          </table:table-cell>
          <table:table-cell table:style-name="ce22" office:value-type="string" table:number-columns-spanned="3" table:number-rows-spanned="1">
            <text:p>(AWS <text:span text:style-name="T4">클라우드</text:span><text:span text:style-name="T5"> </text:span><text:span text:style-name="T6">기반</text:span><text:span text:style-name="T5"> </text:span><text:span text:style-name="T5">Devops </text:span><text:span text:style-name="T6">개발자</text:span><text:span text:style-name="T5">) </text:span><text:span text:style-name="T6">강의</text:span></text:p>
            <text:p><text:span text:style-name="T6">프로젝트</text:span><text:span text:style-name="T5"> </text:span><text:span text:style-name="T6">학습</text:span><text:span text:style-name="T5"> </text:span><text:span text:style-name="T6">운영관리</text:span><text:span text:style-name="T5"> </text:span><text:span text:style-name="T6">및</text:span><text:span text:style-name="T5"> </text:span><text:span text:style-name="T6">평가</text:span></text:p>
          </table:table-cell>
          <table:covered-table-cell table:style-name="ce21"/>
          <table:covered-table-cell table:style-name="ce9"/>
          <table:table-cell table:style-name="ce14" office:value-type="string" table:number-columns-spanned="3" table:number-rows-spanned="1">
            <text:p>KH정보교육원</text:p>
            <text:p>강남지원</text:p>
          </table:table-cell>
          <table:covered-table-cell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7">
          <table:table-cell table:style-name="ce1"/>
          <table:covered-table-cell table:style-name="ce3"/>
          <table:covered-table-cell table:style-name="ce12"/>
          <table:table-cell table:style-name="ce14" office:value-type="string">
            <text:p>김영빈</text:p>
          </table:table-cell>
          <table:table-cell table:style-name="ce14" office:value-type="string">
            <text:p>연구원</text:p>
          </table:table-cell>
          <table:table-cell table:style-name="ce23" office:value-type="string" table:number-columns-spanned="3" table:number-rows-spanned="1">
            <text:p><text:span text:style-name="T4">프로젝트</text:span><text:span text:style-name="T5"> </text:span><text:span text:style-name="T6">주제선정</text:span><text:span text:style-name="T5"> </text:span><text:span text:style-name="T6">협의</text:span></text:p>
            <text:p><text:span text:style-name="T6">가상화</text:span><text:span text:style-name="T5"> </text:span><text:span text:style-name="T6">관련</text:span><text:span text:style-name="T5"> </text:span><text:span text:style-name="T6">기술멘토</text:span></text:p>
            <text:p><text:span text:style-name="T6">프로젝트</text:span><text:span text:style-name="T5"> </text:span><text:span text:style-name="T6">평가</text:span><text:span text:style-name="T5"> </text:span><text:span text:style-name="T6">피드백</text:span></text:p>
          </table:table-cell>
          <table:covered-table-cell table:style-name="ce21"/>
          <table:covered-table-cell table:style-name="ce9"/>
          <table:table-cell table:style-name="ce14" office:value-type="string" table:number-columns-spanned="3" table:number-rows-spanned="1">
            <text:p>엔투소프트</text:p>
          </table:table-cell>
          <table:covered-table-cell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8">
          <table:table-cell table:style-name="ce1"/>
          <table:table-cell table:style-name="ce5" office:value-type="string" table:number-columns-spanned="2" table:number-rows-spanned="3">
            <text:p>프로젝트 관련 내용</text:p>
          </table:table-cell>
          <table:covered-table-cell table:style-name="ce10"/>
          <table:table-cell table:style-name="ce15" office:value-type="string" table:number-columns-spanned="8" table:number-rows-spanned="1">
            <text:p>[<text:span text:style-name="T4">금주</text:span><text:span text:style-name="T5"> </text:span><text:span text:style-name="T6">업무</text:span><text:span text:style-name="T5">]</text:span></text:p>
            <text:p><text:span text:style-name="T5"/></text:p>
            <text:p><text:span text:style-name="T5">1. </text:span><text:span text:style-name="T6">기간</text:span><text:span text:style-name="T5"> </text:span><text:span text:style-name="T5">: 24/11/12 ~ 24/11/18</text:span></text:p>
            <text:p><text:span text:style-name="T5"/></text:p>
            <text:p><text:span text:style-name="T5">2. </text:span><text:span text:style-name="T6">내용</text:span><text:span text:style-name="T5"> </text:span><text:span text:style-name="T5">:</text:span></text:p>
            <text:p><text:span text:style-name="T7">①</text:span><text:span text:style-name="T5"> </text:span><text:span text:style-name="T6">팀</text:span><text:span text:style-name="T5"> </text:span><text:span text:style-name="T6">빌딩</text:span><text:span text:style-name="T5">, </text:span><text:span text:style-name="T6">팀</text:span><text:span text:style-name="T5"> </text:span><text:span text:style-name="T6">채널생성</text:span></text:p>
            <text:p><text:span text:style-name="T8">②</text:span><text:span text:style-name="T5"> </text:span><text:span text:style-name="T6">주제선정</text:span><text:span text:style-name="T5">, </text:span><text:span text:style-name="T6">팀명</text:span><text:span text:style-name="T5"> </text:span><text:span text:style-name="T6">및</text:span><text:span text:style-name="T5"> </text:span><text:span text:style-name="T6">프로젝트명</text:span><text:span text:style-name="T5"> </text:span><text:span text:style-name="T6">선정</text:span></text:p>
            <text:p><text:span text:style-name="T8">③</text:span><text:span text:style-name="T5"> </text:span><text:span text:style-name="T6">업무분석</text:span><text:span text:style-name="T5"> </text:span><text:span text:style-name="T5">, </text:span><text:span text:style-name="T6">요구사항분석</text:span><text:span text:style-name="T5"> </text:span><text:span text:style-name="T5">, </text:span><text:span text:style-name="T6">주요기능</text:span><text:span text:style-name="T5"> </text:span><text:span text:style-name="T6">도출</text:span></text:p>
            <text:p><text:span text:style-name="T6"/>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9">
          <table:table-cell table:style-name="ce1"/>
          <table:covered-table-cell table:style-name="ce6"/>
          <table:covered-table-cell table:style-name="ce11"/>
          <table:table-cell table:style-name="ce15" office:value-type="string" table:number-columns-spanned="8" table:number-rows-spanned="1">
            <text:p>[<text:span text:style-name="T4">차주</text:span><text:span text:style-name="T5"> </text:span><text:span text:style-name="T6">업무</text:span><text:span text:style-name="T5">]</text:span></text:p>
            <text:p><text:span text:style-name="T5"/></text:p>
            <text:p><text:span text:style-name="T5">1. </text:span><text:span text:style-name="T6">기간</text:span><text:span text:style-name="T5"> </text:span><text:span text:style-name="T5">: 24/11/19 ~ 24/11/25</text:span></text:p>
            <text:p><text:span text:style-name="T5"/></text:p>
            <text:p><text:span text:style-name="T5">2. </text:span><text:span text:style-name="T6">내용</text:span><text:span text:style-name="T5"> </text:span><text:span text:style-name="T5">:</text:span></text:p>
            <text:p><text:span text:style-name="T7">①</text:span><text:span text:style-name="T5"> </text:span><text:span text:style-name="T6">데이터베이스</text:span><text:span text:style-name="T5"> </text:span><text:span text:style-name="T6">설계</text:span><text:span text:style-name="T5"> </text:span><text:span text:style-name="T5">(</text:span><text:span text:style-name="T6">논리적</text:span><text:span text:style-name="T5"> </text:span><text:span text:style-name="T6">모델링</text:span><text:span text:style-name="T5">, </text:span><text:span text:style-name="T6">물리적</text:span><text:span text:style-name="T5"> </text:span><text:span text:style-name="T6">모델링</text:span><text:span text:style-name="T5">)</text:span></text:p>
            <text:p><text:span text:style-name="T7">②</text:span><text:span text:style-name="T5"> </text:span><text:span text:style-name="T6">테이블</text:span><text:span text:style-name="T5"> </text:span><text:span text:style-name="T6">스키마</text:span><text:span text:style-name="T5"> </text:span><text:span text:style-name="T6">작성</text:span><text:span text:style-name="T5"> </text:span><text:span text:style-name="T5">(ERD cloud)</text:span></text:p>
            <text:p><text:span text:style-name="T7">③</text:span><text:span text:style-name="T5"> </text:span><text:span text:style-name="T6">와이어프레임을</text:span><text:span text:style-name="T5"> </text:span><text:span text:style-name="T6">사용한</text:span><text:span text:style-name="T5"> </text:span><text:span text:style-name="T5">UI </text:span><text:span text:style-name="T6">설계</text:span><text:span text:style-name="T5"> </text:span><text:span text:style-name="T5">(figma)</text:span></text:p>
            <text:p><text:span text:style-name="T5"/>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0">
          <table:table-cell table:style-name="ce1"/>
          <table:covered-table-cell table:style-name="ce3"/>
          <table:covered-table-cell table:style-name="ce12"/>
          <table:table-cell table:style-name="ce16" office:value-type="string" table:number-columns-spanned="8" table:number-rows-spanned="1">
            <text:p>[ISSUE]</text:p>
            <text:p/>
            <text:p>- <text:span text:style-name="T4">주제</text:span><text:span text:style-name="T5"> </text:span><text:span text:style-name="T6">선정</text:span><text:span text:style-name="T5"> </text:span><text:span text:style-name="T6">과정에서</text:span><text:span text:style-name="T5">, </text:span><text:span text:style-name="T6">첫</text:span><text:span text:style-name="T5"> </text:span><text:span text:style-name="T6">주제선정을</text:span><text:span text:style-name="T5"> </text:span><text:span text:style-name="T6">항공사</text:span><text:span text:style-name="T5"> </text:span><text:span text:style-name="T5">ERP</text:span><text:span text:style-name="T6">로</text:span><text:span text:style-name="T5"> </text:span><text:span text:style-name="T6">선정하였다가</text:span><text:span text:style-name="T5">, </text:span><text:span text:style-name="T6">요식업</text:span><text:span text:style-name="T5"> </text:span><text:span text:style-name="T5">ERP</text:span><text:span text:style-name="T6">로</text:span><text:span text:style-name="T5"> </text:span><text:span text:style-name="T6">변경함</text:span></text:p>
            <text:p><text:span text:style-name="T5">- </text:span><text:span text:style-name="T6">요구사항</text:span><text:span text:style-name="T5"> </text:span><text:span text:style-name="T6">분석</text:span><text:span text:style-name="T5"> </text:span><text:span text:style-name="T6">및</text:span><text:span text:style-name="T5"> </text:span><text:span text:style-name="T6">주요기능</text:span><text:span text:style-name="T5"> </text:span><text:span text:style-name="T6">도출에서</text:span><text:span text:style-name="T5">, ERP </text:span><text:span text:style-name="T6">프로그램을</text:span><text:span text:style-name="T5"> </text:span><text:span text:style-name="T6">사용해본</text:span><text:span text:style-name="T5"> </text:span><text:span text:style-name="T6">인원이</text:span><text:span text:style-name="T5"> </text:span><text:span text:style-name="T6">없어서</text:span><text:span text:style-name="T5"> </text:span><text:span text:style-name="T6">업무분석에</text:span><text:span text:style-name="T5"> </text:span><text:span text:style-name="T6">어</text:span><text:span text:style-name="T6">려움을</text:span><text:span text:style-name="T5"> </text:span><text:span text:style-name="T6">겪는</text:span><text:span text:style-name="T5"> </text:span><text:span text:style-name="T6">모습을</text:span><text:span text:style-name="T5"> </text:span><text:span text:style-name="T6">보임</text:span></text:p>
            <text:p><text:span text:style-name="T6"/>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1">
          <table:table-cell table:style-name="ce1"/>
          <table:table-cell table:style-name="ce5" office:value-type="string" table:number-columns-spanned="2" table:number-rows-spanned="1">
            <text:p>멘토링</text:p>
            <text:p>(훈련강사)</text:p>
          </table:table-cell>
          <table:covered-table-cell table:style-name="ce9"/>
          <table:table-cell table:style-name="ce16" office:value-type="string" table:number-columns-spanned="8" table:number-rows-spanned="1">
            <text:p>*** <text:span text:style-name="T4">멘토링</text:span><text:span text:style-name="T5"> </text:span><text:span text:style-name="T6">목표</text:span><text:span text:style-name="T5"> </text:span><text:span text:style-name="T5">***</text:span></text:p>
            <text:p><text:span text:style-name="T5"/></text:p>
            <text:p><text:span text:style-name="T5">- </text:span><text:span text:style-name="T6">주제</text:span><text:span text:style-name="T5"> </text:span><text:span text:style-name="T6">변경으로</text:span><text:span text:style-name="T5"> </text:span><text:span text:style-name="T6">인한</text:span><text:span text:style-name="T5"> </text:span><text:span text:style-name="T6">혼란</text:span><text:span text:style-name="T5"> </text:span><text:span text:style-name="T6">최소화</text:span></text:p>
            <text:p><text:span text:style-name="T6">팀원들이</text:span><text:span text:style-name="T5"> </text:span><text:span text:style-name="T6">변경된</text:span><text:span text:style-name="T5"> </text:span><text:span text:style-name="T6">주제</text:span><text:span text:style-name="T5">(</text:span><text:span text:style-name="T6">요식업</text:span><text:span text:style-name="T5"> </text:span><text:span text:style-name="T5">ERP)</text:span><text:span text:style-name="T6">에</text:span><text:span text:style-name="T5"> </text:span><text:span text:style-name="T6">대해</text:span><text:span text:style-name="T5"> </text:span><text:span text:style-name="T6">명확히</text:span><text:span text:style-name="T5"> </text:span><text:span text:style-name="T6">이해하고</text:span><text:span text:style-name="T5"> </text:span><text:span text:style-name="T6">방향성을</text:span><text:span text:style-name="T5"> </text:span><text:span text:style-name="T6">잡도록</text:span><text:span text:style-name="T5"> </text:span><text:span text:style-name="T6">돕기</text:span></text:p>
            <text:p><text:span text:style-name="T5">- </text:span><text:span text:style-name="T6">업무분석</text:span><text:span text:style-name="T5"> </text:span><text:span text:style-name="T6">및</text:span><text:span text:style-name="T5"> </text:span><text:span text:style-name="T6">요구사항</text:span><text:span text:style-name="T5"> </text:span><text:span text:style-name="T6">도출</text:span><text:span text:style-name="T5"> </text:span><text:span text:style-name="T6">지원</text:span></text:p>
            <text:p><text:span text:style-name="T5">ERP </text:span><text:span text:style-name="T6">경험</text:span><text:span text:style-name="T5"> </text:span><text:span text:style-name="T6">부족으로</text:span><text:span text:style-name="T5"> </text:span><text:span text:style-name="T6">어려움을</text:span><text:span text:style-name="T5"> </text:span><text:span text:style-name="T6">겪는</text:span><text:span text:style-name="T5"> </text:span><text:span text:style-name="T6">팀에</text:span><text:span text:style-name="T5"> </text:span><text:span text:style-name="T6">구체적인</text:span><text:span text:style-name="T5"> </text:span><text:span text:style-name="T6">분석</text:span><text:span text:style-name="T5"> </text:span><text:span text:style-name="T6">방법</text:span><text:span text:style-name="T5"> </text:span><text:span text:style-name="T6">제공</text:span></text:p>
            <text:p><text:span text:style-name="T5">- </text:span><text:span text:style-name="T6">차주</text:span><text:span text:style-name="T5"> </text:span><text:span text:style-name="T6">업무</text:span><text:span text:style-name="T5"> </text:span><text:span text:style-name="T6">준비</text:span></text:p>
            <text:p><text:span text:style-name="T6">데이터베이스</text:span><text:span text:style-name="T5"> </text:span><text:span text:style-name="T6">설계</text:span><text:span text:style-name="T5"> </text:span><text:span text:style-name="T6">및</text:span><text:span text:style-name="T5"> </text:span><text:span text:style-name="T5">UI </text:span><text:span text:style-name="T6">설계</text:span><text:span text:style-name="T5"> </text:span><text:span text:style-name="T6">작업을</text:span><text:span text:style-name="T5"> </text:span><text:span text:style-name="T6">체계적으로</text:span><text:span text:style-name="T5"> </text:span><text:span text:style-name="T6">진행할</text:span><text:span text:style-name="T5"> </text:span><text:span text:style-name="T6">수</text:span><text:span text:style-name="T5"> </text:span><text:span text:style-name="T6">있도록</text:span><text:span text:style-name="T5"> </text:span><text:span text:style-name="T6">가이드</text:span></text:p>
            <text:p><text:span text:style-name="T6"/></text:p>
            <text:p><text:span text:style-name="T6"/></text:p>
            <text:p><text:span text:style-name="T5">----------------------------------------------------------------------------------------------------</text:span></text:p>
            <text:p><text:span text:style-name="T5"/></text:p>
            <text:p><text:span text:style-name="T5"/></text:p>
            <text:p><text:span text:style-name="T5">*** </text:span><text:span text:style-name="T6">멘토링</text:span><text:span text:style-name="T5"> </text:span><text:span text:style-name="T6">내용</text:span><text:span text:style-name="T5"> </text:span><text:span text:style-name="T5">***</text:span></text:p>
            <text:p><text:span text:style-name="T5"/></text:p>
            <text:p><text:span text:style-name="T5">&lt;</text:span><text:span text:style-name="T6">협업</text:span><text:span text:style-name="T5"> </text:span><text:span text:style-name="T6">도구</text:span><text:span text:style-name="T5"> </text:span><text:span text:style-name="T6">활용</text:span><text:span text:style-name="T5"> </text:span><text:span text:style-name="T6">능력</text:span><text:span text:style-name="T5"> </text:span><text:span text:style-name="T6">강화</text:span><text:span text:style-name="T5">&gt;</text:span></text:p>
            <text:p><text:span text:style-name="T5"/></text:p>
            <text:p><text:span text:style-name="T5">[</text:span><text:span text:style-name="T6">문제</text:span><text:span text:style-name="T5">]</text:span></text:p>
            <text:p><text:span text:style-name="T6">협업도구</text:span><text:span text:style-name="T5"> </text:span><text:span text:style-name="T6">사용</text:span><text:span text:style-name="T5"> </text:span><text:span text:style-name="T6">경험</text:span><text:span text:style-name="T5"> </text:span><text:span text:style-name="T6">부족으로</text:span><text:span text:style-name="T5"> </text:span><text:span text:style-name="T6">인해</text:span><text:span text:style-name="T5"> </text:span><text:span text:style-name="T6">팀</text:span><text:span text:style-name="T5"> </text:span><text:span text:style-name="T6">채널</text:span><text:span text:style-name="T5"> </text:span><text:span text:style-name="T6">구성이</text:span><text:span text:style-name="T5"> </text:span><text:span text:style-name="T6">어려움</text:span></text:p>
            <text:p><text:span text:style-name="T6"/></text:p>
            <text:p><text:span text:style-name="T5">[</text:span><text:span text:style-name="T6">해결책</text:span><text:span text:style-name="T5">]</text:span></text:p>
            <text:p><text:span text:style-name="T6">협업</text:span><text:span text:style-name="T5"> </text:span><text:span text:style-name="T6">툴</text:span><text:span text:style-name="T5"> </text:span><text:span text:style-name="T6">예제</text:span><text:span text:style-name="T5"> </text:span><text:span text:style-name="T6">제공</text:span></text:p>
            <text:p><text:span text:style-name="T6"/></text:p>
            <text:p><text:span text:style-name="T5">- Git, </text:span><text:span text:style-name="T6">노션</text:span><text:span text:style-name="T5">(Notion) </text:span><text:span text:style-name="T6">등</text:span><text:span text:style-name="T5"> </text:span><text:span text:style-name="T6">협업</text:span><text:span text:style-name="T5"> </text:span><text:span text:style-name="T6">도구의</text:span><text:span text:style-name="T5"> </text:span><text:span text:style-name="T6">기본</text:span><text:span text:style-name="T5"> </text:span><text:span text:style-name="T6">기능을</text:span><text:span text:style-name="T5"> </text:span><text:span text:style-name="T6">팀원들에게</text:span><text:span text:style-name="T5"> </text:span><text:span text:style-name="T6">보여줌</text:span></text:p>
            <text:p><text:span text:style-name="T5">- </text:span><text:span text:style-name="T6">채널</text:span><text:span text:style-name="T5"> </text:span><text:span text:style-name="T6">생성</text:span><text:span text:style-name="T5"> </text:span><text:span text:style-name="T5">(git , notion)</text:span></text:p>
            <text:p><text:span text:style-name="T5">- notion database </text:span><text:span text:style-name="T6">를</text:span><text:span text:style-name="T5"> </text:span><text:span text:style-name="T6">활용한</text:span><text:span text:style-name="T5"> </text:span><text:span text:style-name="T5">task </text:span><text:span text:style-name="T6">관리</text:span></text:p>
            <text:p><text:span text:style-name="T5">- git, gihub, source tree , Git-Flow </text:span><text:span text:style-name="T6">를</text:span><text:span text:style-name="T5"> </text:span><text:span text:style-name="T6">활용한</text:span><text:span text:style-name="T5"> </text:span><text:span text:style-name="T6">형상관리</text:span></text:p>
            <text:p><text:span text:style-name="T5">- </text:span><text:span text:style-name="T6">주요</text:span><text:span text:style-name="T5"> </text:span><text:span text:style-name="T6">기능</text:span><text:span text:style-name="T5">(</text:span><text:span text:style-name="T6">채널</text:span><text:span text:style-name="T5"> </text:span><text:span text:style-name="T6">생성</text:span><text:span text:style-name="T5">, </text:span><text:span text:style-name="T6">역할</text:span><text:span text:style-name="T5"> </text:span><text:span text:style-name="T6">설정</text:span><text:span text:style-name="T5">, Git-Flow, task </text:span><text:span text:style-name="T6">관리</text:span><text:span text:style-name="T5">, notion database)</text:span><text:span text:style-name="T6">을</text:span><text:span text:style-name="T5"> </text:span><text:span text:style-name="T6">시연</text:span></text:p>
            <text:p><text:span text:style-name="T5">- </text:span><text:span text:style-name="T6">시연내용을</text:span><text:span text:style-name="T5"> </text:span><text:span text:style-name="T6">참고하여</text:span><text:span text:style-name="T5"> </text:span><text:span text:style-name="T6">간단한</text:span><text:span text:style-name="T5"> </text:span><text:span text:style-name="T6">실습</text:span><text:span text:style-name="T5"> </text:span><text:span text:style-name="T6">요청</text:span></text:p>
            <text:p><text:span text:style-name="T6"/></text:p>
            <text:p><text:span text:style-name="T6"/></text:p>
            <text:p><text:span text:style-name="T5">&lt;</text:span><text:span text:style-name="T6">업무분석</text:span><text:span text:style-name="T5"> </text:span><text:span text:style-name="T6">및</text:span><text:span text:style-name="T5"> </text:span><text:span text:style-name="T6">요구사항</text:span><text:span text:style-name="T5"> </text:span><text:span text:style-name="T6">도출</text:span><text:span text:style-name="T5"> </text:span><text:span text:style-name="T6">가이드</text:span><text:span text:style-name="T5">&gt;</text:span></text:p>
            <text:p><text:span text:style-name="T5"/></text:p>
            <text:p><text:span text:style-name="T5">[</text:span><text:span text:style-name="T6">문제</text:span><text:span text:style-name="T5">]</text:span></text:p>
            <text:p><text:span text:style-name="T5">ERP </text:span><text:span text:style-name="T6">사용</text:span><text:span text:style-name="T5"> </text:span><text:span text:style-name="T6">경험</text:span><text:span text:style-name="T5"> </text:span><text:span text:style-name="T6">부족</text:span><text:span text:style-name="T5"> </text:span><text:span text:style-name="T6">및</text:span><text:span text:style-name="T5"> </text:span><text:span text:style-name="T6">회사</text:span><text:span text:style-name="T5"> </text:span><text:span text:style-name="T6">업무</text:span><text:span text:style-name="T5"> </text:span><text:span text:style-name="T6">경험</text:span><text:span text:style-name="T5"> </text:span><text:span text:style-name="T6">부족으로</text:span><text:span text:style-name="T5"> </text:span><text:span text:style-name="T6">분석에</text:span><text:span text:style-name="T5"> </text:span><text:span text:style-name="T6">어려움</text:span></text:p>
            <text:p><text:span text:style-name="T6"/></text:p>
            <text:p><text:span text:style-name="T5">[</text:span><text:span text:style-name="T6">해결책</text:span><text:span text:style-name="T5">]</text:span></text:p>
            <text:p><text:span text:style-name="T5">- </text:span><text:span text:style-name="T6">사용자</text:span><text:span text:style-name="T5"> </text:span><text:span text:style-name="T6">중심의</text:span><text:span text:style-name="T5"> </text:span><text:span text:style-name="T6">분석</text:span><text:span text:style-name="T5"> </text:span><text:span text:style-name="T6">방식</text:span><text:span text:style-name="T5"> </text:span><text:span text:style-name="T6">제안</text:span></text:p>
            <text:p><text:span text:style-name="T5">- ERP </text:span><text:span text:style-name="T6">프로그램</text:span><text:span text:style-name="T5"> </text:span><text:span text:style-name="T6">레퍼런스</text:span><text:span text:style-name="T5"> </text:span><text:span text:style-name="T6">사이트</text:span><text:span text:style-name="T5"> </text:span><text:span text:style-name="T6">소개</text:span></text:p>
            <text:p><text:span text:style-name="T5">- ERP</text:span><text:span text:style-name="T6">와</text:span><text:span text:style-name="T5"> </text:span><text:span text:style-name="T6">관련된</text:span><text:span text:style-name="T5"> </text:span><text:span text:style-name="T6">간단한</text:span><text:span text:style-name="T5"> </text:span><text:span text:style-name="T6">사례를</text:span><text:span text:style-name="T5"> </text:span><text:span text:style-name="T6">소개</text:span></text:p>
            <text:p><text:span text:style-name="T5">- </text:span><text:span text:style-name="T6">업무</text:span><text:span text:style-name="T5"> </text:span><text:span text:style-name="T6">흐름</text:span><text:span text:style-name="T5"> </text:span><text:span text:style-name="T6">다이어그램</text:span><text:span text:style-name="T5"> </text:span><text:span text:style-name="T6">작성</text:span><text:span text:style-name="T5"> </text:span><text:span text:style-name="T6">방법</text:span><text:span text:style-name="T5"> </text:span><text:span text:style-name="T6">제시</text:span></text:p>
            <text:p><text:span text:style-name="T6"/></text:p>
            <text:p><text:span text:style-name="T6"/></text:p>
            <text:p><text:span text:style-name="T6"/></text:p>
            <text:p><text:span text:style-name="T5">&lt;</text:span><text:span text:style-name="T6">의사결정</text:span><text:span text:style-name="T5"> </text:span><text:span text:style-name="T6">효율화</text:span><text:span text:style-name="T5">&gt;</text:span></text:p>
            <text:p><text:span text:style-name="T5"/></text:p>
            <text:p><text:span text:style-name="T5">[</text:span><text:span text:style-name="T6">문제</text:span><text:span text:style-name="T5">]</text:span></text:p>
            <text:p><text:span text:style-name="T6">팀명</text:span><text:span text:style-name="T5"> </text:span><text:span text:style-name="T6">및</text:span><text:span text:style-name="T5"> </text:span><text:span text:style-name="T6">프로젝트</text:span><text:span text:style-name="T5"> </text:span><text:span text:style-name="T6">명</text:span><text:span text:style-name="T5"> </text:span><text:span text:style-name="T6">선정</text:span><text:span text:style-name="T5"> </text:span><text:span text:style-name="T6">시</text:span><text:span text:style-name="T5"> </text:span><text:span text:style-name="T6">시간이</text:span><text:span text:style-name="T5"> </text:span><text:span text:style-name="T6">오래</text:span><text:span text:style-name="T5"> </text:span><text:span text:style-name="T6">걸림</text:span><text:span text:style-name="T5">.</text:span></text:p>
            <text:p><text:span text:style-name="T5"/></text:p>
            <text:p><text:span text:style-name="T5">[</text:span><text:span text:style-name="T6">해결책</text:span><text:span text:style-name="T5">]</text:span></text:p>
            <text:p><text:span text:style-name="T5">- </text:span><text:span text:style-name="T6">명확한</text:span><text:span text:style-name="T5"> </text:span><text:span text:style-name="T6">의사결정</text:span><text:span text:style-name="T5"> </text:span><text:span text:style-name="T6">절차</text:span><text:span text:style-name="T5"> </text:span><text:span text:style-name="T6">도입</text:span></text:p>
            <text:p><text:span text:style-name="T5">- </text:span><text:span text:style-name="T6">의견</text:span><text:span text:style-name="T5"> </text:span><text:span text:style-name="T6">수렴</text:span><text:span text:style-name="T5"> </text:span><text:span text:style-name="T6">후</text:span><text:span text:style-name="T5"> </text:span><text:span text:style-name="T6">빠르게</text:span><text:span text:style-name="T5"> </text:span><text:span text:style-name="T6">결정을</text:span><text:span text:style-name="T5"> </text:span><text:span text:style-name="T6">내릴</text:span><text:span text:style-name="T5"> </text:span><text:span text:style-name="T6">수</text:span><text:span text:style-name="T5"> </text:span><text:span text:style-name="T6">있는</text:span><text:span text:style-name="T5"> </text:span><text:span text:style-name="T6">방법</text:span><text:span text:style-name="T5"> </text:span><text:span text:style-name="T6">가이드</text:span></text:p>
            <text:p><text:span text:style-name="T6">팀원</text:span><text:span text:style-name="T5"> </text:span><text:span text:style-name="T6">모두가</text:span><text:span text:style-name="T5"> </text:span><text:span text:style-name="T6">최소</text:span><text:span text:style-name="T5"> </text:span><text:span text:style-name="T5">1</text:span><text:span text:style-name="T6">개</text:span><text:span text:style-name="T5"> </text:span><text:span text:style-name="T6">이상</text:span><text:span text:style-name="T5"> </text:span><text:span text:style-name="T6">아이디어를</text:span><text:span text:style-name="T5"> </text:span><text:span text:style-name="T6">제안하고</text:span><text:span text:style-name="T5">, </text:span><text:span text:style-name="T6">각자</text:span><text:span text:style-name="T5"> </text:span><text:span text:style-name="T6">가장</text:span><text:span text:style-name="T5"> </text:span><text:span text:style-name="T6">선호하는</text:span><text:span text:style-name="T5"> </text:span><text:span text:style-name="T5">2</text:span><text:span text:style-name="T6">가지를</text:span><text:span text:style-name="T5"> </text:span><text:span text:style-name="T6">투표하여</text:span><text:span text:style-name="T5"> </text:span><text:span text:style-name="T6">다수결</text:span><text:span text:style-name="T6">로</text:span><text:span text:style-name="T5"> </text:span><text:span text:style-name="T6">정하는</text:span><text:span text:style-name="T5"> </text:span><text:span text:style-name="T6">방식</text:span></text:p>
            <text:p><text:span text:style-name="T6"/></text:p>
            <text:p><text:span text:style-name="T6"/></text:p>
            <text:p><text:span text:style-name="T5">----------------------------------------------------------------------------------------------------</text:span></text:p>
            <text:p><text:span text:style-name="T5"/></text:p>
            <text:p><text:span text:style-name="T5"/></text:p>
            <text:p><text:span text:style-name="T5">*** </text:span><text:span text:style-name="T6">기대하는</text:span><text:span text:style-name="T5"> </text:span><text:span text:style-name="T6">결과</text:span><text:span text:style-name="T5"> </text:span><text:span text:style-name="T5">***</text:span></text:p>
            <text:p><text:span text:style-name="T5"/></text:p>
            <text:p><text:span text:style-name="T5">- </text:span><text:span text:style-name="T6">협업</text:span><text:span text:style-name="T5"> </text:span><text:span text:style-name="T6">도구</text:span><text:span text:style-name="T5"> </text:span><text:span text:style-name="T6">활용</text:span><text:span text:style-name="T5"> </text:span><text:span text:style-name="T6">능력이</text:span><text:span text:style-name="T5"> </text:span><text:span text:style-name="T6">향상되어</text:span><text:span text:style-name="T5"> </text:span><text:span text:style-name="T6">작업</text:span><text:span text:style-name="T5"> </text:span><text:span text:style-name="T6">정리가</text:span><text:span text:style-name="T5"> </text:span><text:span text:style-name="T6">수월해짐</text:span></text:p>
            <text:p><text:span text:style-name="T5">- ERP </text:span><text:span text:style-name="T6">시스템의</text:span><text:span text:style-name="T5"> </text:span><text:span text:style-name="T6">기본</text:span><text:span text:style-name="T5"> </text:span><text:span text:style-name="T6">개념과</text:span><text:span text:style-name="T5"> </text:span><text:span text:style-name="T6">사용자</text:span><text:span text:style-name="T5"> </text:span><text:span text:style-name="T6">관점에서의</text:span><text:span text:style-name="T5"> </text:span><text:span text:style-name="T6">분석</text:span><text:span text:style-name="T5"> </text:span><text:span text:style-name="T6">역량이</text:span><text:span text:style-name="T5"> </text:span><text:span text:style-name="T6">강화됨</text:span></text:p>
            <text:p><text:span text:style-name="T5">- </text:span><text:span text:style-name="T6">효율적인</text:span><text:span text:style-name="T5"> </text:span><text:span text:style-name="T6">의사결정과</text:span><text:span text:style-name="T5"> </text:span><text:span text:style-name="T6">시간관리로</text:span><text:span text:style-name="T5"> </text:span><text:span text:style-name="T6">프로젝트</text:span><text:span text:style-name="T5"> </text:span><text:span text:style-name="T6">초기</text:span><text:span text:style-name="T5"> </text:span><text:span text:style-name="T6">단계의</text:span><text:span text:style-name="T5"> </text:span><text:span text:style-name="T6">혼란을</text:span><text:span text:style-name="T5"> </text:span><text:span text:style-name="T6">줄이고</text:span><text:span text:style-name="T5"> </text:span><text:span text:style-name="T6">속도를</text:span><text:span text:style-name="T5"> </text:span><text:span text:style-name="T6">높임</text:span></text:p>
            <text:p><text:span text:style-name="T6"/></text:p>
            <text:p><text:span text:style-name="T6"/></text:p>
          </table:table-cell>
          <table:covered-table-cell table:number-columns-repeated="6" table:style-name="ce21"/>
          <table:covered-table-cell table:style-name="ce9"/>
          <table:table-cell table:style-name="ce27" table:number-columns-spanned="8" table:number-rows-spanned="1"/>
          <table:covered-table-cell table:number-columns-repeated="7"/>
          <table:table-cell table:style-name="ce1" table:number-columns-repeated="7"/>
          <table:table-cell table:number-columns-repeated="998"/>
        </table:table-row>
        <table:table-row table:style-name="ro12">
          <table:table-cell table:style-name="ce1"/>
          <table:table-cell table:style-name="ce5" office:value-type="string" table:number-columns-spanned="2" table:number-rows-spanned="1">
            <text:p>멘토링</text:p>
            <text:p>(멘토)</text:p>
          </table:table-cell>
          <table:covered-table-cell table:style-name="ce9"/>
          <table:table-cell table:style-name="ce17" office:value-type="string" table:number-columns-spanned="8" table:number-rows-spanned="1">
            <text:p><text:span text:style-name="T4">팀원</text:span><text:span text:style-name="T9"> </text:span><text:span text:style-name="T10">간의</text:span><text:span text:style-name="T9"> </text:span><text:span text:style-name="T10">의사소통을</text:span><text:span text:style-name="T9"> </text:span><text:span text:style-name="T10">원활하게</text:span><text:span text:style-name="T9"> </text:span><text:span text:style-name="T10">하고</text:span><text:span text:style-name="T9">, </text:span><text:span text:style-name="T10">일정한</text:span><text:span text:style-name="T9"> </text:span><text:span text:style-name="T10">시간마다</text:span><text:span text:style-name="T9"> </text:span><text:span text:style-name="T10">진행</text:span><text:span text:style-name="T9"> </text:span><text:span text:style-name="T10">상황을</text:span><text:span text:style-name="T9"> </text:span><text:span text:style-name="T10">점검하는</text:span><text:span text:style-name="T9"> </text:span><text:span text:style-name="T10">것이</text:span><text:span text:style-name="T9"> </text:span><text:span text:style-name="T10">중요</text:span><text:span text:style-name="T9">.</text:span></text:p>
            <text:p><text:span text:style-name="T9"><text:s/></text:span><text:span text:style-name="T10">프로젝트</text:span><text:span text:style-name="T9"> </text:span><text:span text:style-name="T10">관리</text:span><text:span text:style-name="T9"> </text:span><text:span text:style-name="T10">도구를</text:span><text:span text:style-name="T9"> </text:span><text:span text:style-name="T10">활용하여</text:span><text:span text:style-name="T9"> </text:span><text:span text:style-name="T10">업무</text:span><text:span text:style-name="T9"> </text:span><text:span text:style-name="T10">진행</text:span><text:span text:style-name="T9"> </text:span><text:span text:style-name="T10">상황을</text:span><text:span text:style-name="T9"> </text:span><text:span text:style-name="T10">트래킹하고</text:span><text:span text:style-name="T9">, </text:span><text:span text:style-name="T10">투명한</text:span><text:span text:style-name="T9"> </text:span><text:span text:style-name="T10">협업을</text:span><text:span text:style-name="T9"> </text:span><text:span text:style-name="T10">유지</text:span><text:span text:style-name="T9">.</text:span></text:p>
            <text:p><text:span text:style-name="T10">요구사항이</text:span><text:span text:style-name="T9"> </text:span><text:span text:style-name="T10">변할</text:span><text:span text:style-name="T9"> </text:span><text:span text:style-name="T10">수</text:span><text:span text:style-name="T9"> </text:span><text:span text:style-name="T10">있으므로</text:span><text:span text:style-name="T9">, </text:span><text:span text:style-name="T10">변경</text:span><text:span text:style-name="T9"> </text:span><text:span text:style-name="T10">관리</text:span><text:span text:style-name="T9"> </text:span><text:span text:style-name="T10">절차를</text:span><text:span text:style-name="T9"> </text:span><text:span text:style-name="T10">미리</text:span><text:span text:style-name="T9"> </text:span><text:span text:style-name="T10">준비하여</text:span><text:span text:style-name="T9"> </text:span><text:span text:style-name="T10">변화에</text:span><text:span text:style-name="T9"> </text:span><text:span text:style-name="T10">유연하게</text:span><text:span text:style-name="T9"> </text:span><text:span text:style-name="T10">대응</text:span><text:span text:style-name="T9">.</text:span></text:p>
            <text:p><text:span text:style-name="T9"/>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3">
          <table:table-cell table:style-name="ce1"/>
          <table:table-cell table:style-name="ce5" office:value-type="string" table:number-columns-spanned="2" table:number-rows-spanned="1">
            <text:p>산출물</text:p>
          </table:table-cell>
          <table:covered-table-cell table:style-name="ce9"/>
          <table:table-cell table:style-name="ce18" office:value-type="string" table:number-columns-spanned="8" table:number-rows-spanned="1">
            <text:p>"* Notion</text:p>
            <text:p>https://www.notion.so/3-1453907b0bcb80bd92f5e74858721e51</text:p>
            <text:p/>
            <text:p>* WBS</text:p>
            <text:p>https://docs.google.com/spreadsheets/d/1trkF1EIifdl3rNkfNUyaGS0u_cAaZ87KDhpWzZYWfSM/edit?gid=1951738477#gid=1951738477</text:p>
            <text:p/>
            <text:p>* <text:span text:style-name="T11">주요기능명세서</text:span></text:p>
            <text:p><text:span text:style-name="T12">https://www.notion.so/12fb34990d5680debcd7e0977fb96ac4</text:span></text:p>
            <text:p><text:span text:style-name="T12"/></text:p>
            <text:p><text:span text:style-name="T12">* URL/</text:span><text:span text:style-name="T13">에러코드</text:span></text:p>
            <text:p><text:span text:style-name="T12">https://docs.google.com/spreadsheets/d/13-</text:span><text:span text:style-name="T12">z89m2epTBSHYBD7osrJaVMiKeizWr3GU8fhgaYW7k/edit?gid=0#gid=0</text:span></text:p>
            <text:p><text:span text:style-name="T12"/></text:p>
            <text:p><text:span text:style-name="T12">* ERD Cloud</text:span></text:p>
            <text:p><text:span text:style-name="T12">https://www.erdcloud.com/d/owRvR8Nkh7abKoycu</text:span></text:p>
            <text:p><text:span text:style-name="T12"/></text:p>
            <text:p><text:span text:style-name="T12">* figma</text:span></text:p>
            <text:p><text:span text:style-name="T12">https://www.figma.com/design/izUtfyihWUermLJZtTAmZi/%ED%99%8D%EC%9D%BC%EC</text:span><text:span text:style-name="T12">%A0%90%EA%B3%BC-%EA%B9%80%EA%B8%B0%EC%82%AC?node-id=93-2&amp;node-</text:span><text:span text:style-name="T12">type=canvas&amp;t=9XtiHC3ssjGje8YW-0</text:span></text:p>
            <text:p><text:span text:style-name="T12"/></text:p>
            <text:p><text:span text:style-name="T12">* GitHub</text:span></text:p>
            <text:p><text:span text:style-name="T12">https://github.com/jeungwook2/semi</text:span></text:p>
            <text:p><text:span text:style-name="T12">"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4" office:value-type="string" table:number-columns-spanned="2" table:number-rows-spanned="1">
            <text:p>발표영상</text:p>
          </table:table-cell>
          <table:covered-table-cell table:style-name="ce9"/>
          <table:table-cell table:style-name="ce19" office:value-type="string" table:number-columns-spanned="8" table:number-rows-spanned="1">
            <text:p><text:a xlink:href="https:/drive.google.com/file/d/1UMneNfVbz2yZIlkVCehWYcDI3EwvOgOA/view?usp=drive_link">https://drive.google.com/file/d/1UMneNfVbz2yZIlkVCehWYcDI3EwvOgOA/view?usp=drive_link</text:a>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4">
          <table:table-cell table:style-name="ce1"/>
          <table:table-cell table:style-name="ce4" office:value-type="string" table:number-columns-spanned="2" table:number-rows-spanned="1">
            <text:p>증빙자료</text:p>
          </table:table-cell>
          <table:covered-table-cell table:style-name="ce9"/>
          <table:table-cell table:style-name="ce20" office:value-type="string" table:number-columns-spanned="8" table:number-rows-spanned="1">
            <text:p>링크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" table:number-rows-repeated="981">
          <table:table-cell table:style-name="ce1" table:number-columns-repeated="26"/>
          <table:table-cell table:number-columns-repeated="998"/>
        </table:table-row>
        <table:table-row table:style-name="ro15" table:number-rows-repeated="104757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1주차" table:style-name="ta8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1"/>
          <table:table-cell table:style-name="ce2" office:value-type="string" table:number-columns-spanned="7" table:number-rows-spanned="2">
            <text:p>KH<text:span text:style-name="T1">정보교육원</text:span><text:span text:style-name="T2"> </text:span><text:span text:style-name="T14">부산</text:span><text:span text:style-name="T3">지원</text:span><text:span text:style-name="T2"> </text:span><text:span text:style-name="T2">/ </text:span></text:p>
            <text:p><text:span text:style-name="T2">K-Digital Training </text:span><text:span text:style-name="T3">프로젝트</text:span><text:span text:style-name="T2"> </text:span><text:span text:style-name="T3">진행</text:span><text:span text:style-name="T2"> </text:span><text:span text:style-name="T3">보고서</text:span></text:p>
          </table:table-cell>
          <table:covered-table-cell table:number-columns-repeated="5" table:style-name="ce7"/>
          <table:covered-table-cell table:style-name="ce10"/>
          <table:table-cell table:style-name="ce24" office:value-type="string">
            <text:p>조 팀장</text:p>
          </table:table-cell>
          <table:table-cell table:style-name="ce24" office:value-type="string">
            <text:p>훈련 강사</text:p>
          </table:table-cell>
          <table:table-cell table:style-name="ce24" office:value-type="string">
            <text:p>훈련 책임자</text:p>
          </table:table-cell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1"/>
          <table:covered-table-cell table:style-name="ce3"/>
          <table:covered-table-cell table:number-columns-repeated="5" table:style-name="ce8"/>
          <table:covered-table-cell table:style-name="ce12"/>
          <table:table-cell table:style-name="ce35" office:value-type="string">
            <text:p>이민중</text:p>
          </table:table-cell>
          <table:table-cell table:style-name="ce35" office:value-type="string">
            <text:p>강태경</text:p>
          </table:table-cell>
          <table:table-cell table:style-name="ce26"/>
          <table:table-cell table:style-name="ce1" table:number-columns-repeated="15"/>
          <table:table-cell table:number-columns-repeated="998"/>
        </table:table-row>
        <table:table-row table:style-name="ro18">
          <table:table-cell table:style-name="ce1"/>
          <table:table-cell table:style-name="ce4" office:value-type="string" table:number-columns-spanned="2" table:number-rows-spanned="1">
            <text:p>프로젝트 기간</text:p>
          </table:table-cell>
          <table:covered-table-cell table:style-name="ce9"/>
          <table:table-cell table:style-name="ce41" office:value-type="string" table:number-columns-spanned="8" table:number-rows-spanned="1">
            <text:p>2025/09/10 ~ 2025/10/20 (5<text:span text:style-name="T4">주</text:span><text:span text:style-name="T5">)</text:span>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4" office:value-type="string" table:number-columns-spanned="2" table:number-rows-spanned="1">
            <text:p>팀 명</text:p>
          </table:table-cell>
          <table:covered-table-cell table:style-name="ce9"/>
          <table:table-cell table:style-name="ce41" office:value-type="string" table:number-columns-spanned="8" table:number-rows-spanned="1">
            <text:p>CheForest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4" office:value-type="string" table:number-columns-spanned="2" table:number-rows-spanned="1">
            <text:p>프로젝트 명</text:p>
          </table:table-cell>
          <table:covered-table-cell table:style-name="ce9"/>
          <table:table-cell table:style-name="ce41" office:value-type="string" table:number-columns-spanned="8" table:number-rows-spanned="1">
            <text:p>CheForest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8">
          <table:table-cell table:style-name="ce1"/>
          <table:table-cell table:style-name="ce5" office:value-type="string" table:number-columns-spanned="2" table:number-rows-spanned="1">
            <text:p>프로젝트 주제</text:p>
          </table:table-cell>
          <table:covered-table-cell table:style-name="ce9"/>
          <table:table-cell table:style-name="ce42" office:value-type="string" table:number-columns-spanned="8" table:number-rows-spanned="1">
            <text:p>레시피 정보제공 및 커뮤니티 사이트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8">
          <table:table-cell table:style-name="ce1"/>
          <table:table-cell table:style-name="ce5" office:value-type="string" table:number-columns-spanned="2" table:number-rows-spanned="1">
            <text:p>훈련생 (멘티)</text:p>
          </table:table-cell>
          <table:covered-table-cell table:style-name="ce9"/>
          <table:table-cell table:style-name="ce43" office:value-type="string" table:number-columns-spanned="8" table:number-rows-spanned="1">
            <text:p>이민중(팀장), 최유준, 강승태, 박예성, 허장호, 하윤주, 이진수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4">
          <table:table-cell table:style-name="ce1"/>
          <table:table-cell table:style-name="ce5" office:value-type="string" table:number-columns-spanned="2" table:number-rows-spanned="3">
            <text:p>훈련강사 및 멘토</text:p>
          </table:table-cell>
          <table:covered-table-cell table:style-name="ce10"/>
          <table:table-cell table:style-name="ce5" office:value-type="string">
            <text:p>성명</text:p>
          </table:table-cell>
          <table:table-cell table:style-name="ce5" office:value-type="string">
            <text:p>직위</text:p>
          </table:table-cell>
          <table:table-cell table:style-name="ce5" office:value-type="string" table:number-columns-spanned="3" table:number-rows-spanned="1">
            <text:p>담당업무</text:p>
          </table:table-cell>
          <table:covered-table-cell table:style-name="ce21"/>
          <table:covered-table-cell table:style-name="ce9"/>
          <table:table-cell table:style-name="ce5" office:value-type="string" table:number-columns-spanned="3" table:number-rows-spanned="1">
            <text:p>소속기업명</text:p>
          </table:table-cell>
          <table:covered-table-cell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6"/>
          <table:covered-table-cell table:style-name="ce11"/>
          <table:table-cell table:style-name="ce31" office:value-type="string">
            <text:p>강태경</text:p>
          </table:table-cell>
          <table:table-cell table:style-name="ce14" office:value-type="string">
            <text:p>강사</text:p>
          </table:table-cell>
          <table:table-cell table:style-name="ce22" office:value-type="string" table:number-columns-spanned="3" table:number-rows-spanned="1">
            <text:p>[<text:span text:style-name="T15">부산</text:span><text:span text:style-name="T16">E] </text:span><text:span text:style-name="T17">빅데이터</text:span><text:span text:style-name="T16"> </text:span><text:span text:style-name="T17">기반</text:span><text:span text:style-name="T16">(</text:span><text:span text:style-name="T17">파이썬</text:span><text:span text:style-name="T16">·</text:span><text:span text:style-name="T17">자바</text:span><text:span text:style-name="T16">·</text:span><text:span text:style-name="T17">웹</text:span><text:span text:style-name="T16">) </text:span><text:span text:style-name="T17">엘라스틱</text:span><text:span text:style-name="T16"> </text:span><text:span text:style-name="T17">검색엔진</text:span><text:span text:style-name="T16"> </text:span><text:span text:style-name="T17">개발</text:span></text:p>
          </table:table-cell>
          <table:covered-table-cell table:style-name="ce21"/>
          <table:covered-table-cell table:style-name="ce9"/>
          <table:table-cell table:style-name="ce22" office:value-type="string" table:number-columns-spanned="3" table:number-rows-spanned="1">
            <text:p>KH<text:span text:style-name="T4">정보교육원</text:span></text:p>
            <text:p><text:span text:style-name="T4">부산지원</text:span></text:p>
          </table:table-cell>
          <table:covered-table-cell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7">
          <table:table-cell table:style-name="ce1"/>
          <table:covered-table-cell table:style-name="ce3"/>
          <table:covered-table-cell table:style-name="ce12"/>
          <table:table-cell table:style-name="ce14" table:number-columns-repeated="2"/>
          <table:table-cell table:style-name="ce34" table:number-columns-spanned="3" table:number-rows-spanned="1"/>
          <table:covered-table-cell table:style-name="ce21"/>
          <table:covered-table-cell table:style-name="ce9"/>
          <table:table-cell table:style-name="ce14" table:number-columns-spanned="3" table:number-rows-spanned="1"/>
          <table:covered-table-cell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9">
          <table:table-cell table:style-name="ce1"/>
          <table:table-cell table:style-name="ce5" office:value-type="string" table:number-columns-spanned="2" table:number-rows-spanned="3">
            <text:p>프로젝트 관련 내용</text:p>
          </table:table-cell>
          <table:covered-table-cell table:style-name="ce10"/>
          <table:table-cell table:style-name="ce16" office:value-type="string" table:number-columns-spanned="8" table:number-rows-spanned="1">
            <text:p>[<text:span text:style-name="T15">금주</text:span><text:span text:style-name="T16"> </text:span><text:span text:style-name="T17">업무</text:span><text:span text:style-name="T16">]</text:span></text:p>
            <text:p><text:span text:style-name="T16"/></text:p>
            <text:p><text:span text:style-name="T16">1. </text:span><text:span text:style-name="T17">기간</text:span><text:span text:style-name="T16"> </text:span><text:span text:style-name="T16">: 25/09/10 ~ 25/09/12</text:span></text:p>
            <text:p><text:span text:style-name="T16"/></text:p>
            <text:p><text:span text:style-name="T16">2. </text:span><text:span text:style-name="T17">내용</text:span><text:span text:style-name="T16"> </text:span><text:span text:style-name="T16">:</text:span></text:p>
            <text:p><text:span text:style-name="T18"><text:s text:c="2"/></text:span><text:span text:style-name="T18">- </text:span><text:span text:style-name="T16">중간프로젝트 기술스택 리펙토링</text:span><text:span text:style-name="T16">(</text:span><text:span text:style-name="T16">완료</text:span><text:span text:style-name="T16">)</text:span></text:p>
            <text:p><text:span text:style-name="T18"><text:s text:c="2"/></text:span><text:span text:style-name="T18">-</text:span><text:span text:style-name="T16"> </text:span><text:span text:style-name="T16">홈</text:span><text:span text:style-name="T16">, </text:span><text:span text:style-name="T16">헤더</text:span><text:span text:style-name="T16">, </text:span><text:span text:style-name="T16">푸터</text:span><text:span text:style-name="T16">, </text:span><text:span text:style-name="T16">사이드바 </text:span><text:span text:style-name="T16">UI</text:span><text:span text:style-name="T16">설계 </text:span><text:span text:style-name="T16">(figma)(</text:span><text:span text:style-name="T16">완료</text:span><text:span text:style-name="T16">)</text:span></text:p>
            <text:p><text:span text:style-name="T18"><text:s text:c="2"/></text:span><text:span text:style-name="T18">-</text:span><text:span text:style-name="T16"> </text:span><text:span text:style-name="T17">데이터베이스</text:span><text:span text:style-name="T16"> </text:span><text:span text:style-name="T17">설계</text:span><text:span text:style-name="T16">(</text:span><text:span text:style-name="T17">논리</text:span><text:span text:style-name="T16">/</text:span><text:span text:style-name="T17">물리적</text:span><text:span text:style-name="T16"> </text:span><text:span text:style-name="T17">모델링</text:span><text:span text:style-name="T16">) </text:span><text:span text:style-name="T16">및 </text:span><text:span text:style-name="T16">ERD </text:span><text:span text:style-name="T16">작성</text:span></text:p>
            <text:p><text:span text:style-name="T18"><text:s text:c="2"/></text:span><text:span text:style-name="T18">- </text:span><text:span text:style-name="T16">스프링 시큐리티 도입 및 회원설계 리펙토링</text:span><text:span text:style-name="T16">(</text:span><text:span text:style-name="T16">진행중</text:span><text:span text:style-name="T16">)</text:span></text:p>
            <text:p><text:span text:style-name="T16"><text:s text:c="2"/></text:span><text:span text:style-name="T16">- ES</text:span><text:span text:style-name="T16">활용한 통합검색기능 구축</text:span><text:span text:style-name="T16">(</text:span><text:span text:style-name="T16">진행중</text:span><text:span text:style-name="T16">)</text:span></text:p>
            <text:p><text:span text:style-name="T16"><text:s text:c="2"/></text:span><text:span text:style-name="T16">- AI</text:span><text:span text:style-name="T16">챗봇 기능 구축</text:span><text:span text:style-name="T16">(</text:span><text:span text:style-name="T16">진행중</text:span><text:span text:style-name="T16">)</text:span></text:p>
            <text:p><text:span text:style-name="T16"><text:s text:c="2"/></text:span><text:span text:style-name="T16">- </text:span><text:span text:style-name="T16">미세먼지 현황 </text:span><text:span text:style-name="T16">API </text:span><text:span text:style-name="T16">불러오기</text:span><text:span text:style-name="T16">(</text:span><text:span text:style-name="T16">완료</text:span><text:span text:style-name="T16">)</text:span></text:p>
            <text:p><text:span text:style-name="T16"><text:s text:c="2"/></text:span><text:span text:style-name="T16">- </text:span><text:span text:style-name="T16">관리자페이지 구축</text:span><text:span text:style-name="T16">(</text:span><text:span text:style-name="T16">진행중</text:span><text:span text:style-name="T16">)</text:span></text:p>
            <text:p><text:span text:style-name="T16"><text:s text:c="2"/></text:span><text:span text:style-name="T16">- </text:span><text:span text:style-name="T16">커뮤니티 채팅방 기능 구축</text:span><text:span text:style-name="T16">(</text:span><text:span text:style-name="T16">진행중</text:span><text:span text:style-name="T16">)</text:span></text:p>
            <text:p><text:span text:style-name="T16"><text:s text:c="2"/></text:span><text:span text:style-name="T16">- </text:span><text:span text:style-name="T16">제철지수 코드 구현 및 데이터 수집</text:span><text:span text:style-name="T16">(</text:span><text:span text:style-name="T16">완료</text:span><text:span text:style-name="T16">)</text:span>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0">
          <table:table-cell table:style-name="ce1"/>
          <table:covered-table-cell table:style-name="ce6"/>
          <table:covered-table-cell table:style-name="ce11"/>
          <table:table-cell table:style-name="ce16" office:value-type="string" table:number-columns-spanned="8" table:number-rows-spanned="1">
            <text:p>[<text:span text:style-name="T15">차주</text:span><text:span text:style-name="T16"> </text:span><text:span text:style-name="T17">업무</text:span><text:span text:style-name="T16">]</text:span></text:p>
            <text:p><text:span text:style-name="T16"/></text:p>
            <text:p><text:span text:style-name="T16">1. </text:span><text:span text:style-name="T17">기간</text:span><text:span text:style-name="T16"> </text:span><text:span text:style-name="T16">: 25/09/15 ~ 25/09/19</text:span></text:p>
            <text:p><text:span text:style-name="T16"/></text:p>
            <text:p><text:span text:style-name="T16">2. </text:span><text:span text:style-name="T17">내용</text:span><text:span text:style-name="T16"> </text:span><text:span text:style-name="T16">:</text:span></text:p>
            <text:p><text:span text:style-name="T19"><text:s text:c="2"/></text:span><text:span text:style-name="T19">- </text:span><text:span text:style-name="T19">회원 등급 추가</text:span></text:p>
            <text:p><text:span text:style-name="T19"><text:s text:c="2"/></text:span><text:span text:style-name="T19">- </text:span><text:span text:style-name="T19">게시판</text:span><text:span text:style-name="T19">, </text:span><text:span text:style-name="T19">레시피</text:span><text:span text:style-name="T19">, </text:span><text:span text:style-name="T19">마이페이지 </text:span><text:span text:style-name="T19">UI</text:span><text:span text:style-name="T19">설계</text:span></text:p>
            <text:p><text:span text:style-name="T19"><text:s text:c="2"/></text:span><text:span text:style-name="T19">- </text:span><text:span text:style-name="T19">홈</text:span><text:span text:style-name="T19">, </text:span><text:span text:style-name="T19">헤더</text:span><text:span text:style-name="T19">, </text:span><text:span text:style-name="T19">푸터</text:span><text:span text:style-name="T19">, </text:span><text:span text:style-name="T19">사이드바 프론트 작업</text:span></text:p>
            <text:p><text:span text:style-name="T19"><text:s text:c="2"/></text:span><text:span text:style-name="T19">- </text:span><text:span text:style-name="T19">댓글 기능 고도화</text:span></text:p>
            <text:p><text:span text:style-name="T16"><text:s text:c="2"/></text:span><text:span text:style-name="T16">- AI</text:span><text:span text:style-name="T16">챗봇 기능 구축 </text:span><text:span text:style-name="T16">(</text:span><text:span text:style-name="T16">마무리</text:span><text:span text:style-name="T16">)</text:span></text:p>
            <text:p><text:span text:style-name="T16"><text:s text:c="2"/></text:span><text:span text:style-name="T16">- </text:span><text:span text:style-name="T16">미세먼지 현황 디자인</text:span></text:p>
            <text:p><text:span text:style-name="T16"><text:s text:c="2"/></text:span><text:span text:style-name="T16">- </text:span><text:span text:style-name="T16">관리자페이지 구축 </text:span><text:span text:style-name="T16">(</text:span><text:span text:style-name="T16">마무리</text:span><text:span text:style-name="T16">)</text:span></text:p>
            <text:p><text:span text:style-name="T16"><text:s text:c="2"/></text:span><text:span text:style-name="T16">- </text:span><text:span text:style-name="T16">커뮤니티 채팅방 기능 구축 </text:span><text:span text:style-name="T16">(</text:span><text:span text:style-name="T16">마무리</text:span><text:span text:style-name="T16">)</text:span></text:p>
            <text:p><text:span text:style-name="T18"><text:s text:c="2"/></text:span><text:span text:style-name="T18">- </text:span><text:span text:style-name="T16">스프링 시큐리티 도입 및 회원설계 리펙토링 </text:span><text:span text:style-name="T16">(</text:span><text:span text:style-name="T16">마무리</text:span><text:span text:style-name="T16">)</text:span></text:p>
            <text:p><text:span text:style-name="T16"><text:s text:c="2"/></text:span><text:span text:style-name="T16">- </text:span><text:span text:style-name="T16">부가기능</text:span><text:span text:style-name="T16">(</text:span><text:span text:style-name="T16">투표</text:span><text:span text:style-name="T16">, </text:span><text:span text:style-name="T16">오락요소</text:span><text:span text:style-name="T16">) </text:span><text:span text:style-name="T16">추가</text:span>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3">
          <table:table-cell table:style-name="ce1"/>
          <table:covered-table-cell table:style-name="ce3"/>
          <table:covered-table-cell table:style-name="ce12"/>
          <table:table-cell table:style-name="ce16" office:value-type="string" table:number-columns-spanned="8" table:number-rows-spanned="1">
            <text:p>[ISSUE]</text:p>
            <text:p/>
            <text:p><text:s text:c="2"/>- 중간프로젝트를 고도화 하는것을 주제로 하기에 새로운 사이트를 보여주고자 기존 UI에서 새로운 UI 구축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3">
          <table:table-cell table:style-name="ce1"/>
          <table:table-cell table:style-name="ce5" table:number-columns-spanned="2" table:number-rows-spanned="1"/>
          <table:covered-table-cell table:style-name="ce9"/>
          <table:table-cell table:style-name="ce16" table:number-columns-spanned="8" table:number-rows-spanned="1"/>
          <table:covered-table-cell table:number-columns-repeated="6" table:style-name="ce21"/>
          <table:covered-table-cell table:style-name="ce9"/>
          <table:table-cell table:style-name="ce27" table:number-columns-spanned="8" table:number-rows-spanned="1"/>
          <table:covered-table-cell table:number-columns-repeated="7"/>
          <table:table-cell table:style-name="ce1" table:number-columns-repeated="7"/>
          <table:table-cell table:number-columns-repeated="998"/>
        </table:table-row>
        <table:table-row table:style-name="ro23">
          <table:table-cell table:style-name="ce1"/>
          <table:table-cell table:style-name="ce5" table:number-columns-spanned="2" table:number-rows-spanned="1"/>
          <table:covered-table-cell table:style-name="ce9"/>
          <table:table-cell table:style-name="ce32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4">
          <table:table-cell table:style-name="ce1"/>
          <table:table-cell table:style-name="ce5" office:value-type="string" table:number-columns-spanned="2" table:number-rows-spanned="1">
            <text:p>산출물</text:p>
          </table:table-cell>
          <table:covered-table-cell table:style-name="ce9"/>
          <table:table-cell table:style-name="ce44" office:value-type="string" table:number-columns-spanned="8" table:number-rows-spanned="1">
            <text:p><text:span text:style-name="T20">* WBS</text:span></text:p>
            <text:p><text:span text:style-name="T20"><text:a xlink:href="https://drive.google.com/drive/folders/1ennjna5BOyB6pdQsCUOHpVN_onpC0A98?usp=sharing">https://drive.google.com/drive/folders/1ennjna5BOyB6pdQsCUOHpVN_onpC0A98?usp=sharing</text:a></text:span></text:p>
            <text:p><text:span text:style-name="T21"/></text:p>
            <text:p><text:span text:style-name="T21"/></text:p>
            <text:p><text:span text:style-name="T21">* ERD Cloud</text:span></text:p>
            <text:p><text:span text:style-name="T21"><text:a xlink:href="https://www.erdcloud.com/d/C7yn9utzWsBD9BMGP">https://www.erdcloud.com/d/C7yn9utzWsBD9BMGP</text:a></text:span></text:p>
            <text:p><text:span text:style-name="T21"/></text:p>
            <text:p><text:span text:style-name="T21"/></text:p>
            <text:p><text:span text:style-name="T21">* figma</text:span></text:p>
            <text:p><text:span text:style-name="T21"><text:a xlink:href="https://www.figma.com/make/HPd1HywXhVsBdiJ4rndOgp/CheForest-요리-레시피-사이트-홈페이지?node-id=0-1&amp;p=f&amp;t=VwZMFg9LsL1P6R87-0&amp;fullscreen=1">https://www.figma.com/make/HPd1HywXhVsBdiJ4rndOgp/CheForest-%EC%9A%94%EB%A6%AC-%EB%A0%88%EC%8B%9C%ED%94%BC-%EC%82%AC%EC%9D%B4%ED%8A%B8-%ED%99%88%ED%8E%98%EC%9D%B4%EC%A7%80?node-id=0-1&amp;p=f&amp;t=VwZMFg9LsL1P6R87-0&amp;fullscreen=1</text:a></text:span></text:p>
            <text:p><text:span text:style-name="T21"/></text:p>
            <text:p><text:span text:style-name="T21">* GitHub</text:span></text:p>
            <text:p><text:span text:style-name="T21"><text:a xlink:href="https://github.com/dlalswnd34/Final_Project">https://github.com/dlalswnd34/Final_Project</text:a></text:span>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4">
          <table:table-cell table:style-name="ce1"/>
          <table:table-cell table:style-name="ce4" office:value-type="string" table:number-columns-spanned="2" table:number-rows-spanned="1">
            <text:p>발표영상</text:p>
          </table:table-cell>
          <table:covered-table-cell table:style-name="ce9"/>
          <table:table-cell table:style-name="ce19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4">
          <table:table-cell table:style-name="ce1"/>
          <table:table-cell table:style-name="ce4" office:value-type="string" table:number-columns-spanned="2" table:number-rows-spanned="1">
            <text:p>증빙자료</text:p>
          </table:table-cell>
          <table:covered-table-cell table:style-name="ce9"/>
          <table:table-cell table:style-name="ce20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" table:number-rows-repeated="981">
          <table:table-cell table:style-name="ce1" table:number-columns-repeated="26"/>
          <table:table-cell table:number-columns-repeated="998"/>
        </table:table-row>
        <table:table-row table:style-name="ro15" table:number-rows-repeated="104757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2주차" table:style-name="ta9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1"/>
          <table:table-cell table:style-name="ce2" office:value-type="string" table:number-columns-spanned="7" table:number-rows-spanned="2">
            <text:p>KH<text:span text:style-name="T1">정보교육원</text:span><text:span text:style-name="T2"> </text:span><text:span text:style-name="T14">부산</text:span><text:span text:style-name="T3">지원</text:span><text:span text:style-name="T2"> </text:span><text:span text:style-name="T2">/ </text:span></text:p>
            <text:p><text:span text:style-name="T2">K-Digital Training </text:span><text:span text:style-name="T3">프로젝트</text:span><text:span text:style-name="T2"> </text:span><text:span text:style-name="T3">진행</text:span><text:span text:style-name="T2"> </text:span><text:span text:style-name="T3">보고서</text:span></text:p>
          </table:table-cell>
          <table:covered-table-cell table:number-columns-repeated="5" table:style-name="ce7"/>
          <table:covered-table-cell table:style-name="ce10"/>
          <table:table-cell table:style-name="ce24" office:value-type="string">
            <text:p>조 팀장</text:p>
          </table:table-cell>
          <table:table-cell table:style-name="ce24" office:value-type="string">
            <text:p>훈련 강사</text:p>
          </table:table-cell>
          <table:table-cell table:style-name="ce24" office:value-type="string">
            <text:p>훈련 책임자</text:p>
          </table:table-cell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1"/>
          <table:covered-table-cell table:style-name="ce3"/>
          <table:covered-table-cell table:number-columns-repeated="5" table:style-name="ce8"/>
          <table:covered-table-cell table:style-name="ce12"/>
          <table:table-cell table:style-name="ce35" office:value-type="string">
            <text:p>이민중</text:p>
          </table:table-cell>
          <table:table-cell table:style-name="ce35" office:value-type="string">
            <text:p>강태경</text:p>
          </table:table-cell>
          <table:table-cell table:style-name="ce26"/>
          <table:table-cell table:style-name="ce1" table:number-columns-repeated="15"/>
          <table:table-cell table:number-columns-repeated="998"/>
        </table:table-row>
        <table:table-row table:style-name="ro18">
          <table:table-cell table:style-name="ce1"/>
          <table:table-cell table:style-name="ce4" office:value-type="string" table:number-columns-spanned="2" table:number-rows-spanned="1">
            <text:p>프로젝트 기간</text:p>
          </table:table-cell>
          <table:covered-table-cell table:style-name="ce9"/>
          <table:table-cell table:style-name="ce41" office:value-type="string" table:number-columns-spanned="8" table:number-rows-spanned="1">
            <text:p>2025/09/10 ~ 2025/10/20 (5<text:span text:style-name="T4">주</text:span><text:span text:style-name="T5">)</text:span>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4" office:value-type="string" table:number-columns-spanned="2" table:number-rows-spanned="1">
            <text:p>팀 명</text:p>
          </table:table-cell>
          <table:covered-table-cell table:style-name="ce9"/>
          <table:table-cell table:style-name="ce41" office:value-type="string" table:number-columns-spanned="8" table:number-rows-spanned="1">
            <text:p>CheForest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4" office:value-type="string" table:number-columns-spanned="2" table:number-rows-spanned="1">
            <text:p>프로젝트 명</text:p>
          </table:table-cell>
          <table:covered-table-cell table:style-name="ce9"/>
          <table:table-cell table:style-name="ce41" office:value-type="string" table:number-columns-spanned="8" table:number-rows-spanned="1">
            <text:p>CheForest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8">
          <table:table-cell table:style-name="ce1"/>
          <table:table-cell table:style-name="ce5" office:value-type="string" table:number-columns-spanned="2" table:number-rows-spanned="1">
            <text:p>프로젝트 주제</text:p>
          </table:table-cell>
          <table:covered-table-cell table:style-name="ce9"/>
          <table:table-cell table:style-name="ce42" office:value-type="string" table:number-columns-spanned="8" table:number-rows-spanned="1">
            <text:p>레시피 정보제공 및 커뮤니티 사이트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8">
          <table:table-cell table:style-name="ce1"/>
          <table:table-cell table:style-name="ce5" office:value-type="string" table:number-columns-spanned="2" table:number-rows-spanned="1">
            <text:p>훈련생 (멘티)</text:p>
          </table:table-cell>
          <table:covered-table-cell table:style-name="ce9"/>
          <table:table-cell table:style-name="ce43" office:value-type="string" table:number-columns-spanned="8" table:number-rows-spanned="1">
            <text:p>이민중(팀장), 최유준, 강승태, 박예성, 허장호, 하윤주, 이진수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5" office:value-type="string" table:number-columns-spanned="2" table:number-rows-spanned="3">
            <text:p>훈련강사 및 멘토</text:p>
          </table:table-cell>
          <table:covered-table-cell table:style-name="ce10"/>
          <table:table-cell table:style-name="ce5" office:value-type="string">
            <text:p>성명</text:p>
          </table:table-cell>
          <table:table-cell table:style-name="ce5" office:value-type="string">
            <text:p>직위</text:p>
          </table:table-cell>
          <table:table-cell table:style-name="ce5" office:value-type="string" table:number-columns-spanned="3" table:number-rows-spanned="1">
            <text:p>담당업무</text:p>
          </table:table-cell>
          <table:covered-table-cell table:style-name="ce21"/>
          <table:covered-table-cell table:style-name="ce9"/>
          <table:table-cell table:style-name="ce5" office:value-type="string" table:number-columns-spanned="3" table:number-rows-spanned="1">
            <text:p>소속기업명</text:p>
          </table:table-cell>
          <table:covered-table-cell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6"/>
          <table:covered-table-cell table:style-name="ce11"/>
          <table:table-cell table:style-name="ce31" office:value-type="string">
            <text:p>강태경</text:p>
          </table:table-cell>
          <table:table-cell table:style-name="ce14" office:value-type="string">
            <text:p>강사</text:p>
          </table:table-cell>
          <table:table-cell table:style-name="ce22" office:value-type="string" table:number-columns-spanned="3" table:number-rows-spanned="1">
            <text:p>[<text:span text:style-name="T15">부산</text:span><text:span text:style-name="T16">E] </text:span><text:span text:style-name="T17">빅데이터</text:span><text:span text:style-name="T16"> </text:span><text:span text:style-name="T17">기반</text:span><text:span text:style-name="T16">(</text:span><text:span text:style-name="T17">파이썬</text:span><text:span text:style-name="T16">·</text:span><text:span text:style-name="T17">자바</text:span><text:span text:style-name="T16">·</text:span><text:span text:style-name="T17">웹</text:span><text:span text:style-name="T16">) </text:span><text:span text:style-name="T17">엘라스틱</text:span><text:span text:style-name="T16"> </text:span><text:span text:style-name="T17">검색엔진</text:span><text:span text:style-name="T16"> </text:span><text:span text:style-name="T17">개발</text:span></text:p>
          </table:table-cell>
          <table:covered-table-cell table:style-name="ce21"/>
          <table:covered-table-cell table:style-name="ce9"/>
          <table:table-cell table:style-name="ce22" office:value-type="string" table:number-columns-spanned="3" table:number-rows-spanned="1">
            <text:p>KH<text:span text:style-name="T4">정보교육원</text:span></text:p>
            <text:p><text:span text:style-name="T4">부산지원</text:span></text:p>
          </table:table-cell>
          <table:covered-table-cell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7">
          <table:table-cell table:style-name="ce1"/>
          <table:covered-table-cell table:style-name="ce3"/>
          <table:covered-table-cell table:style-name="ce12"/>
          <table:table-cell table:style-name="ce14" table:number-columns-repeated="2"/>
          <table:table-cell table:style-name="ce34" table:number-columns-spanned="3" table:number-rows-spanned="1"/>
          <table:covered-table-cell table:style-name="ce21"/>
          <table:covered-table-cell table:style-name="ce9"/>
          <table:table-cell table:style-name="ce14" table:number-columns-spanned="3" table:number-rows-spanned="1"/>
          <table:covered-table-cell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5">
          <table:table-cell table:style-name="ce1"/>
          <table:table-cell table:style-name="ce5" office:value-type="string" table:number-columns-spanned="2" table:number-rows-spanned="3">
            <text:p>프로젝트 관련 내용</text:p>
          </table:table-cell>
          <table:covered-table-cell table:style-name="ce10"/>
          <table:table-cell table:style-name="ce16" office:value-type="string" table:number-columns-spanned="8" table:number-rows-spanned="1">
            <text:p>[금<text:span text:style-name="T15">주</text:span><text:span text:style-name="T16"> </text:span><text:span text:style-name="T17">업무</text:span><text:span text:style-name="T16">]</text:span></text:p>
            <text:p><text:span text:style-name="T16"/></text:p>
            <text:p><text:span text:style-name="T16">1. </text:span><text:span text:style-name="T17">기간</text:span><text:span text:style-name="T16"> </text:span><text:span text:style-name="T16">: 25/09/15 ~ 25/09/19</text:span></text:p>
            <text:p><text:span text:style-name="T16"/></text:p>
            <text:p><text:span text:style-name="T16">2. </text:span><text:span text:style-name="T17">내용</text:span><text:span text:style-name="T16"> </text:span><text:span text:style-name="T16">:</text:span></text:p>
            <text:p><text:span text:style-name="T19"><text:s text:c="2"/></text:span><text:span text:style-name="T19">- </text:span><text:span text:style-name="T19">회원 등급 추가 </text:span><text:span text:style-name="T19">(</text:span><text:span text:style-name="T19">완료</text:span><text:span text:style-name="T19">)</text:span></text:p>
            <text:p><text:span text:style-name="T19"><text:s text:c="2"/></text:span><text:span text:style-name="T19">- </text:span><text:span text:style-name="T19">게시판</text:span><text:span text:style-name="T19">, </text:span><text:span text:style-name="T19">레시피</text:span><text:span text:style-name="T19">, </text:span><text:span text:style-name="T19">마이페이지 </text:span><text:span text:style-name="T19">UI</text:span><text:span text:style-name="T19">설계 </text:span><text:span text:style-name="T19">(</text:span><text:span text:style-name="T19">완료</text:span><text:span text:style-name="T19">)</text:span></text:p>
            <text:p><text:span text:style-name="T19"><text:s text:c="2"/></text:span><text:span text:style-name="T19">- </text:span><text:span text:style-name="T19">홈</text:span><text:span text:style-name="T19">, </text:span><text:span text:style-name="T19">헤더</text:span><text:span text:style-name="T19">, </text:span><text:span text:style-name="T19">푸터</text:span><text:span text:style-name="T19">, </text:span><text:span text:style-name="T19">사이드바 프론트 작업 </text:span><text:span text:style-name="T19">(</text:span><text:span text:style-name="T19">완료</text:span><text:span text:style-name="T19">)</text:span></text:p>
            <text:p><text:span text:style-name="T19"><text:s text:c="2"/></text:span><text:span text:style-name="T19">- </text:span><text:span text:style-name="T19">댓글 기능 고도화 </text:span><text:span text:style-name="T19">(</text:span><text:span text:style-name="T19">시작</text:span><text:span text:style-name="T19">X)</text:span></text:p>
            <text:p><text:span text:style-name="T16"><text:s text:c="2"/></text:span><text:span text:style-name="T16">- AI</text:span><text:span text:style-name="T16">챗봇 기능 구축 </text:span><text:span text:style-name="T16">(</text:span><text:span text:style-name="T16">진행중</text:span><text:span text:style-name="T16">)</text:span></text:p>
            <text:p><text:span text:style-name="T16"><text:s text:c="2"/></text:span><text:span text:style-name="T16">- </text:span><text:span text:style-name="T16">미세먼지 현황 디자인 </text:span><text:span text:style-name="T16">(</text:span><text:span text:style-name="T16">완료</text:span><text:span text:style-name="T16">)</text:span></text:p>
            <text:p><text:span text:style-name="T16"><text:s text:c="2"/></text:span><text:span text:style-name="T16">- </text:span><text:span text:style-name="T16">관리자페이지 구축 </text:span><text:span text:style-name="T16">(</text:span><text:span text:style-name="T16">진행중</text:span><text:span text:style-name="T16">)</text:span></text:p>
            <text:p><text:span text:style-name="T16"><text:s text:c="2"/></text:span><text:span text:style-name="T16">- </text:span><text:span text:style-name="T16">통합검색 기능 구축</text:span><text:span text:style-name="T16">(</text:span><text:span text:style-name="T16">완료</text:span><text:span text:style-name="T16">)</text:span></text:p>
            <text:p><text:span text:style-name="T16"><text:s text:c="2"/></text:span><text:span text:style-name="T16">- </text:span><text:span text:style-name="T16">커뮤니티 채팅방 기능 구축 </text:span><text:span text:style-name="T16">(</text:span><text:span text:style-name="T16">완료</text:span><text:span text:style-name="T16">)</text:span></text:p>
            <text:p><text:span text:style-name="T18"><text:s text:c="2"/></text:span><text:span text:style-name="T18">- </text:span><text:span text:style-name="T16">스프링 시큐리티 도입 및 회원설계 리펙토링 </text:span><text:span text:style-name="T16">(</text:span><text:span text:style-name="T16">완료</text:span><text:span text:style-name="T16">)</text:span></text:p>
            <text:p><text:span text:style-name="T16"><text:s text:c="2"/></text:span><text:span text:style-name="T16">- </text:span><text:span text:style-name="T16">부가기능</text:span><text:span text:style-name="T16">(</text:span><text:span text:style-name="T16">투표</text:span><text:span text:style-name="T16">, </text:span><text:span text:style-name="T16">오락요소</text:span><text:span text:style-name="T16">) </text:span><text:span text:style-name="T16">추가 </text:span><text:span text:style-name="T16">(</text:span><text:span text:style-name="T16">시작</text:span><text:span text:style-name="T16">X)</text:span>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6">
          <table:table-cell table:style-name="ce1"/>
          <table:covered-table-cell table:style-name="ce6"/>
          <table:covered-table-cell table:style-name="ce11"/>
          <table:table-cell table:style-name="ce16" office:value-type="string" table:number-columns-spanned="8" table:number-rows-spanned="1">
            <text:p>[<text:span text:style-name="T15">차주</text:span><text:span text:style-name="T16"> </text:span><text:span text:style-name="T17">업무</text:span><text:span text:style-name="T16">]</text:span></text:p>
            <text:p><text:span text:style-name="T16"/></text:p>
            <text:p><text:span text:style-name="T16">1. </text:span><text:span text:style-name="T17">기간</text:span><text:span text:style-name="T16"> </text:span><text:span text:style-name="T16">: 25/09/22 ~ 25/09/26</text:span></text:p>
            <text:p><text:span text:style-name="T16"/></text:p>
            <text:p><text:span text:style-name="T16">2. </text:span><text:span text:style-name="T17">내용</text:span><text:span text:style-name="T16"> </text:span><text:span text:style-name="T16">:</text:span></text:p>
            <text:p><text:span text:style-name="T19"><text:s text:c="2"/></text:span><text:span text:style-name="T19">- </text:span><text:span text:style-name="T19">댓글 기능 고도화</text:span></text:p>
            <text:p><text:span text:style-name="T19"><text:s text:c="2"/></text:span><text:span text:style-name="T19">- </text:span><text:span text:style-name="T19">남은 모든 페이지에 대한 </text:span><text:span text:style-name="T19">UI</text:span><text:span text:style-name="T19">설계</text:span></text:p>
            <text:p><text:span text:style-name="T19"><text:s text:c="2"/></text:span><text:span text:style-name="T19">- </text:span><text:span text:style-name="T19">관리자</text:span><text:span text:style-name="T19">, </text:span><text:span text:style-name="T19">회원</text:span><text:span text:style-name="T19">, </text:span><text:span text:style-name="T19">챗봇</text:span><text:span text:style-name="T19">, </text:span><text:span text:style-name="T19">채팅방 프론트 작업</text:span></text:p>
            <text:p><text:span text:style-name="T16"><text:s text:c="2"/></text:span><text:span text:style-name="T16">- </text:span><text:span text:style-name="T16">관리자페이지 구축</text:span></text:p>
            <text:p><text:span text:style-name="T16"><text:s text:c="2"/></text:span><text:span text:style-name="T16">- AI</text:span><text:span text:style-name="T16">챗봇 기능 구축 </text:span><text:span text:style-name="T16">(</text:span><text:span text:style-name="T16">마무리</text:span><text:span text:style-name="T16">)</text:span></text:p>
            <text:p><text:span text:style-name="T16"><text:s text:c="2"/></text:span><text:span text:style-name="T16">- </text:span><text:span text:style-name="T16">미세먼지 수치에 따른 레시피 추천 기능 구축</text:span></text:p>
            <text:p><text:span text:style-name="T16"><text:s text:c="2"/></text:span><text:span text:style-name="T16">- </text:span><text:span text:style-name="T16">제철 레시피 프론트 작업</text:span>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0">
          <table:table-cell table:style-name="ce1"/>
          <table:covered-table-cell table:style-name="ce3"/>
          <table:covered-table-cell table:style-name="ce12"/>
          <table:table-cell table:style-name="ce16" office:value-type="string" table:number-columns-spanned="8" table:number-rows-spanned="1">
            <text:p>[ISSUE]</text:p>
            <text:p/>
            <text:p><text:s text:c="2"/>- 휴가 및 개인사정으로 인해 인원이 부족해 계획한 업무에 차질이 생김.</text:p>
            <text:p><text:s text:c="2"/>- 차주에도 비슷한 현상이 생길것으로 판단, 업무량을 축소하기로 결정.</text:p>
            <text:p><text:s text:c="2"/>- 금주 시작못한 업무는 추후 회의진행 후 다시 업무예정.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1">
          <table:table-cell table:style-name="ce1"/>
          <table:table-cell table:style-name="ce5" table:number-columns-spanned="2" table:number-rows-spanned="1"/>
          <table:covered-table-cell table:style-name="ce9"/>
          <table:table-cell table:style-name="ce16" table:number-columns-spanned="8" table:number-rows-spanned="1"/>
          <table:covered-table-cell table:number-columns-repeated="6" table:style-name="ce21"/>
          <table:covered-table-cell table:style-name="ce9"/>
          <table:table-cell table:style-name="ce27" table:number-columns-spanned="8" table:number-rows-spanned="1"/>
          <table:covered-table-cell table:number-columns-repeated="7"/>
          <table:table-cell table:style-name="ce1" table:number-columns-repeated="7"/>
          <table:table-cell table:number-columns-repeated="998"/>
        </table:table-row>
        <table:table-row table:style-name="ro12">
          <table:table-cell table:style-name="ce1"/>
          <table:table-cell table:style-name="ce5" table:number-columns-spanned="2" table:number-rows-spanned="1"/>
          <table:covered-table-cell table:style-name="ce9"/>
          <table:table-cell table:style-name="ce32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2">
          <table:table-cell table:style-name="ce1"/>
          <table:table-cell table:style-name="ce5" office:value-type="string" table:number-columns-spanned="2" table:number-rows-spanned="1">
            <text:p>산출물</text:p>
          </table:table-cell>
          <table:covered-table-cell table:style-name="ce9"/>
          <table:table-cell table:style-name="ce44" office:value-type="string" table:number-columns-spanned="8" table:number-rows-spanned="1">
            <text:p><text:span text:style-name="T20">* WBS</text:span></text:p>
            <text:p><text:span text:style-name="T20"><text:a xlink:href="https://drive.google.com/drive/folders/1ennjna5BOyB6pdQsCUOHpVN_onpC0A98?usp=sharing">https://drive.google.com/drive/folders/1ennjna5BOyB6pdQsCUOHpVN_onpC0A98?usp=sharing</text:a></text:span></text:p>
            <text:p><text:span text:style-name="T21"/></text:p>
            <text:p><text:span text:style-name="T21"/></text:p>
            <text:p><text:span text:style-name="T21">* ERD Cloud</text:span></text:p>
            <text:p><text:span text:style-name="T21"><text:a xlink:href="https://www.erdcloud.com/d/C7yn9utzWsBD9BMGP">https://www.erdcloud.com/d/C7yn9utzWsBD9BMGP</text:a></text:span></text:p>
            <text:p><text:span text:style-name="T21"/></text:p>
            <text:p><text:span text:style-name="T21"/></text:p>
            <text:p><text:span text:style-name="T21">* figma</text:span></text:p>
            <text:p><text:span text:style-name="T21"><text:a xlink:href="https://www.figma.com/make/HPd1HywXhVsBdiJ4rndOgp/CheForest-요리-레시피-사이트-홈페이지?node-id=0-1&amp;p=f&amp;t=VwZMFg9LsL1P6R87-0&amp;fullscreen=1">https://www.figma.com/make/HPd1HywXhVsBdiJ4rndOgp/CheForest-%EC%9A%94%EB%A6%AC-%EB%A0%88%EC%8B%9C%ED%94%BC-%EC%82%AC%EC%9D%B4%ED%8A%B8-%ED%99%88%ED%8E%98%EC%9D%B4%EC%A7%80?node-id=0-1&amp;p=f&amp;t=VwZMFg9LsL1P6R87-0&amp;fullscreen=1</text:a></text:span></text:p>
            <text:p><text:span text:style-name="T21"/></text:p>
            <text:p><text:span text:style-name="T21">* GitHub</text:span></text:p>
            <text:p><text:span text:style-name="T21"><text:a xlink:href="https://github.com/dlalswnd34/Final_Project">https://github.com/dlalswnd34/Final_Project</text:a></text:span>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4" office:value-type="string" table:number-columns-spanned="2" table:number-rows-spanned="1">
            <text:p>발표영상</text:p>
          </table:table-cell>
          <table:covered-table-cell table:style-name="ce9"/>
          <table:table-cell table:style-name="ce19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4">
          <table:table-cell table:style-name="ce1"/>
          <table:table-cell table:style-name="ce4" office:value-type="string" table:number-columns-spanned="2" table:number-rows-spanned="1">
            <text:p>증빙자료</text:p>
          </table:table-cell>
          <table:covered-table-cell table:style-name="ce9"/>
          <table:table-cell table:style-name="ce20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" table:number-rows-repeated="981">
          <table:table-cell table:style-name="ce1" table:number-columns-repeated="26"/>
          <table:table-cell table:number-columns-repeated="998"/>
        </table:table-row>
        <table:table-row table:style-name="ro15" table:number-rows-repeated="104757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3주차" table:style-name="ta10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1"/>
          <table:table-cell table:style-name="ce2" table:number-columns-spanned="7" table:number-rows-spanned="2"/>
          <table:covered-table-cell table:number-columns-repeated="5" table:style-name="ce7"/>
          <table:covered-table-cell table:style-name="ce10"/>
          <table:table-cell table:style-name="ce24" office:value-type="string">
            <text:p>조 팀장</text:p>
          </table:table-cell>
          <table:table-cell table:style-name="ce24" office:value-type="string">
            <text:p>훈련 강사</text:p>
          </table:table-cell>
          <table:table-cell table:style-name="ce24" office:value-type="string">
            <text:p>훈련 책임자</text:p>
          </table:table-cell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1"/>
          <table:covered-table-cell table:style-name="ce3"/>
          <table:covered-table-cell table:number-columns-repeated="5" table:style-name="ce8"/>
          <table:covered-table-cell table:style-name="ce12"/>
          <table:table-cell table:style-name="ce35" office:value-type="string">
            <text:p>이민중</text:p>
          </table:table-cell>
          <table:table-cell table:style-name="ce35" office:value-type="string">
            <text:p>강태경</text:p>
          </table:table-cell>
          <table:table-cell table:style-name="ce26"/>
          <table:table-cell table:style-name="ce1" table:number-columns-repeated="15"/>
          <table:table-cell table:number-columns-repeated="998"/>
        </table:table-row>
        <table:table-row table:style-name="ro18">
          <table:table-cell table:style-name="ce1"/>
          <table:table-cell table:style-name="ce4" office:value-type="string" table:number-columns-spanned="2" table:number-rows-spanned="1">
            <text:p>프로젝트 기간</text:p>
          </table:table-cell>
          <table:covered-table-cell table:style-name="ce9"/>
          <table:table-cell table:style-name="ce41" office:value-type="string" table:number-columns-spanned="8" table:number-rows-spanned="1">
            <text:p>2025/09/10 ~ 2025/10/20 (5<text:span text:style-name="T4">주</text:span><text:span text:style-name="T5">)</text:span>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4" office:value-type="string" table:number-columns-spanned="2" table:number-rows-spanned="1">
            <text:p>팀 명</text:p>
          </table:table-cell>
          <table:covered-table-cell table:style-name="ce9"/>
          <table:table-cell table:style-name="ce41" office:value-type="string" table:number-columns-spanned="8" table:number-rows-spanned="1">
            <text:p>CheForest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4" office:value-type="string" table:number-columns-spanned="2" table:number-rows-spanned="1">
            <text:p>프로젝트 명</text:p>
          </table:table-cell>
          <table:covered-table-cell table:style-name="ce9"/>
          <table:table-cell table:style-name="ce41" office:value-type="string" table:number-columns-spanned="8" table:number-rows-spanned="1">
            <text:p>CheForest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8">
          <table:table-cell table:style-name="ce1"/>
          <table:table-cell table:style-name="ce5" office:value-type="string" table:number-columns-spanned="2" table:number-rows-spanned="1">
            <text:p>프로젝트 주제</text:p>
          </table:table-cell>
          <table:covered-table-cell table:style-name="ce9"/>
          <table:table-cell table:style-name="ce42" office:value-type="string" table:number-columns-spanned="8" table:number-rows-spanned="1">
            <text:p>레시피 정보제공 및 커뮤니티 사이트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8">
          <table:table-cell table:style-name="ce1"/>
          <table:table-cell table:style-name="ce5" office:value-type="string" table:number-columns-spanned="2" table:number-rows-spanned="1">
            <text:p>훈련생 (멘티)</text:p>
          </table:table-cell>
          <table:covered-table-cell table:style-name="ce9"/>
          <table:table-cell table:style-name="ce43" office:value-type="string" table:number-columns-spanned="8" table:number-rows-spanned="1">
            <text:p>이민중(팀장), 최유준, 강승태, 박예성, 허장호, 이진수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5" office:value-type="string" table:number-columns-spanned="2" table:number-rows-spanned="3">
            <text:p>훈련강사 및 멘토</text:p>
          </table:table-cell>
          <table:covered-table-cell table:style-name="ce10"/>
          <table:table-cell table:style-name="ce5" office:value-type="string">
            <text:p>성명</text:p>
          </table:table-cell>
          <table:table-cell table:style-name="ce5" office:value-type="string">
            <text:p>직위</text:p>
          </table:table-cell>
          <table:table-cell table:style-name="ce5" office:value-type="string" table:number-columns-spanned="3" table:number-rows-spanned="1">
            <text:p>담당업무</text:p>
          </table:table-cell>
          <table:covered-table-cell table:style-name="ce21"/>
          <table:covered-table-cell table:style-name="ce9"/>
          <table:table-cell table:style-name="ce5" office:value-type="string" table:number-columns-spanned="3" table:number-rows-spanned="1">
            <text:p>소속기업명</text:p>
          </table:table-cell>
          <table:covered-table-cell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6"/>
          <table:covered-table-cell table:style-name="ce11"/>
          <table:table-cell table:style-name="ce31" office:value-type="string">
            <text:p>강태경</text:p>
          </table:table-cell>
          <table:table-cell table:style-name="ce14" office:value-type="string">
            <text:p>강사</text:p>
          </table:table-cell>
          <table:table-cell table:style-name="ce22" office:value-type="string" table:number-columns-spanned="3" table:number-rows-spanned="1">
            <text:p>[<text:span text:style-name="T15">부산</text:span><text:span text:style-name="T16">E] </text:span><text:span text:style-name="T17">빅데이터</text:span><text:span text:style-name="T16"> </text:span><text:span text:style-name="T17">기반</text:span><text:span text:style-name="T16">(</text:span><text:span text:style-name="T17">파이썬</text:span><text:span text:style-name="T16">·</text:span><text:span text:style-name="T17">자바</text:span><text:span text:style-name="T16">·</text:span><text:span text:style-name="T17">웹</text:span><text:span text:style-name="T16">) </text:span><text:span text:style-name="T17">엘라스틱</text:span><text:span text:style-name="T16"> </text:span><text:span text:style-name="T17">검색엔진</text:span><text:span text:style-name="T16"> </text:span><text:span text:style-name="T17">개발</text:span></text:p>
          </table:table-cell>
          <table:covered-table-cell table:style-name="ce21"/>
          <table:covered-table-cell table:style-name="ce9"/>
          <table:table-cell table:style-name="ce22" office:value-type="string" table:number-columns-spanned="3" table:number-rows-spanned="1">
            <text:p>KH<text:span text:style-name="T4">정보교육원</text:span></text:p>
            <text:p><text:span text:style-name="T4">부산지원</text:span></text:p>
          </table:table-cell>
          <table:covered-table-cell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7">
          <table:table-cell table:style-name="ce1"/>
          <table:covered-table-cell table:style-name="ce3"/>
          <table:covered-table-cell table:style-name="ce12"/>
          <table:table-cell table:style-name="ce14" table:number-columns-repeated="2"/>
          <table:table-cell table:style-name="ce34" table:number-columns-spanned="3" table:number-rows-spanned="1"/>
          <table:covered-table-cell table:style-name="ce21"/>
          <table:covered-table-cell table:style-name="ce9"/>
          <table:table-cell table:style-name="ce14" table:number-columns-spanned="3" table:number-rows-spanned="1"/>
          <table:covered-table-cell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9">
          <table:table-cell table:style-name="ce1"/>
          <table:table-cell table:style-name="ce5" office:value-type="string" table:number-columns-spanned="2" table:number-rows-spanned="3">
            <text:p>프로젝트 관련 내용</text:p>
          </table:table-cell>
          <table:covered-table-cell table:style-name="ce10"/>
          <table:table-cell table:style-name="ce16" office:value-type="string" table:number-columns-spanned="8" table:number-rows-spanned="1">
            <text:p>[금<text:span text:style-name="T15">주</text:span><text:span text:style-name="T16"> </text:span><text:span text:style-name="T17">업무</text:span><text:span text:style-name="T16">]</text:span></text:p>
            <text:p><text:span text:style-name="T16"/></text:p>
            <text:p><text:span text:style-name="T16">1. </text:span><text:span text:style-name="T17">기간</text:span><text:span text:style-name="T16"> </text:span><text:span text:style-name="T16">: 25/09/22 ~ 25/09/26</text:span></text:p>
            <text:p><text:span text:style-name="T16"/></text:p>
            <text:p><text:span text:style-name="T16">2. </text:span><text:span text:style-name="T17">내용</text:span><text:span text:style-name="T16"> </text:span><text:span text:style-name="T16">:</text:span></text:p>
            <text:p><text:span text:style-name="T19"><text:s text:c="2"/></text:span><text:span text:style-name="T19">- </text:span><text:span text:style-name="T19">댓글 기능 고도화</text:span><text:span text:style-name="T19">(</text:span><text:span text:style-name="T19">시작</text:span><text:span text:style-name="T19">X)</text:span></text:p>
            <text:p><text:span text:style-name="T19"><text:s text:c="2"/></text:span><text:span text:style-name="T19">- </text:span><text:span text:style-name="T19">남은 모든 페이지에 대한 </text:span><text:span text:style-name="T19">UI</text:span><text:span text:style-name="T19">설계</text:span><text:span text:style-name="T19">(</text:span><text:span text:style-name="T19">완료</text:span><text:span text:style-name="T19">)</text:span></text:p>
            <text:p><text:span text:style-name="T19"><text:s text:c="2"/></text:span><text:span text:style-name="T19">- </text:span><text:span text:style-name="T19">관리자</text:span><text:span text:style-name="T19">, </text:span><text:span text:style-name="T19">회원</text:span><text:span text:style-name="T19">, </text:span><text:span text:style-name="T19">챗봇</text:span><text:span text:style-name="T19">, </text:span><text:span text:style-name="T19">채팅방 프론트 작업</text:span><text:span text:style-name="T19">(</text:span><text:span text:style-name="T19">완료</text:span><text:span text:style-name="T19">)</text:span></text:p>
            <text:p><text:span text:style-name="T16"><text:s text:c="2"/></text:span><text:span text:style-name="T16">- </text:span><text:span text:style-name="T16">관리자페이지 구축 </text:span><text:span text:style-name="T16">(</text:span><text:span text:style-name="T16">진행중</text:span><text:span text:style-name="T16">)</text:span></text:p>
            <text:p><text:span text:style-name="T16"><text:s text:c="2"/></text:span><text:span text:style-name="T16">- </text:span><text:span text:style-name="T16">게시판 기능 고도화</text:span></text:p>
            <text:p><text:span text:style-name="T16"><text:s text:c="2"/></text:span><text:span text:style-name="T16">- AI</text:span><text:span text:style-name="T16">챗봇 기능 구축 </text:span><text:span text:style-name="T16">(1</text:span><text:span text:style-name="T16">차 구현 완료</text:span><text:span text:style-name="T16">)</text:span></text:p>
            <text:p><text:span text:style-name="T16"><text:s text:c="2"/></text:span><text:span text:style-name="T16">- </text:span><text:span text:style-name="T16">미세먼지 수치에 따른 레시피 추천 기능 구축</text:span><text:span text:style-name="T16">(1</text:span><text:span text:style-name="T16">차 구현 완료</text:span><text:span text:style-name="T16">)</text:span></text:p>
            <text:p><text:span text:style-name="T16"><text:s text:c="2"/></text:span><text:span text:style-name="T16">- </text:span><text:span text:style-name="T16">제철 레시피 프론트 작업</text:span><text:span text:style-name="T16">(</text:span><text:span text:style-name="T16">진행중</text:span><text:span text:style-name="T16">)</text:span>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9">
          <table:table-cell table:style-name="ce1"/>
          <table:covered-table-cell table:style-name="ce6"/>
          <table:covered-table-cell table:style-name="ce11"/>
          <table:table-cell table:style-name="ce16" office:value-type="string" table:number-columns-spanned="8" table:number-rows-spanned="1">
            <text:p>[<text:span text:style-name="T15">차주</text:span><text:span text:style-name="T16"> </text:span><text:span text:style-name="T17">업무</text:span><text:span text:style-name="T16">]</text:span></text:p>
            <text:p><text:span text:style-name="T16"/></text:p>
            <text:p><text:span text:style-name="T16">1. </text:span><text:span text:style-name="T17">기간</text:span><text:span text:style-name="T16"> </text:span><text:span text:style-name="T16">: 25/09/29 ~ 25/10/02</text:span></text:p>
            <text:p><text:span text:style-name="T16"/></text:p>
            <text:p><text:span text:style-name="T16">2. </text:span><text:span text:style-name="T17">내용</text:span><text:span text:style-name="T16"> </text:span><text:span text:style-name="T16">:</text:span></text:p>
            <text:p><text:span text:style-name="T19"><text:s text:c="2"/></text:span><text:span text:style-name="T19">- </text:span><text:span text:style-name="T19">댓글 기능 고도화</text:span></text:p>
            <text:p><text:span text:style-name="T19"><text:s text:c="2"/></text:span><text:span text:style-name="T19">- </text:span><text:span text:style-name="T19">남은 모든 페이지에 대한 프론트 작업</text:span></text:p>
            <text:p><text:span text:style-name="T19"><text:s text:c="2"/></text:span><text:span text:style-name="T19">- </text:span><text:span text:style-name="T19">회원 차단</text:span><text:span text:style-name="T19">, </text:span><text:span text:style-name="T19">신고 기능 추가</text:span></text:p>
            <text:p><text:span text:style-name="T16"><text:s text:c="2"/></text:span><text:span text:style-name="T16">- </text:span><text:span text:style-name="T16">관리자페이지 구축 </text:span><text:span text:style-name="T16">(</text:span><text:span text:style-name="T16">진행중</text:span><text:span text:style-name="T16">)</text:span></text:p>
            <text:p><text:span text:style-name="T16"><text:s text:c="2"/></text:span><text:span text:style-name="T16">- </text:span><text:span text:style-name="T16">좋아요 기능 고도화</text:span></text:p>
            <text:p><text:span text:style-name="T16"><text:s text:c="2"/></text:span><text:span text:style-name="T16">- </text:span><text:span text:style-name="T16">스크랩 기능 추가</text:span></text:p>
            <text:p><text:span text:style-name="T16"><text:s text:c="2"/></text:span><text:span text:style-name="T16">- </text:span><text:span text:style-name="T16">제철 레시피 프론트 작업</text:span><text:span text:style-name="T16">(</text:span><text:span text:style-name="T16">마무리</text:span><text:span text:style-name="T16">)</text:span></text:p>
            <text:p><text:span text:style-name="T16"><text:s text:c="2"/></text:span><text:span text:style-name="T16">- api </text:span><text:span text:style-name="T16">사용을 토대로 레시피 추가 수집</text:span>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0">
          <table:table-cell table:style-name="ce1"/>
          <table:covered-table-cell table:style-name="ce3"/>
          <table:covered-table-cell table:style-name="ce12"/>
          <table:table-cell table:style-name="ce16" office:value-type="string" table:number-columns-spanned="8" table:number-rows-spanned="1">
            <text:p>[ISSUE]</text:p>
            <text:p/>
            <text:p><text:s text:c="2"/>- 9/23일 이후 팀원 하윤주 수료기준 출석일 80% 채워서 도중 하차(사유 : 타 분야 취업)</text:p>
            <text:p><text:s text:c="2"/>- 차주부터 추석연휴 시작이라 그에맞춰 일정을 타이트하게 진행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1">
          <table:table-cell table:style-name="ce1"/>
          <table:table-cell table:style-name="ce5" table:number-columns-spanned="2" table:number-rows-spanned="1"/>
          <table:covered-table-cell table:style-name="ce9"/>
          <table:table-cell table:style-name="ce16" table:number-columns-spanned="8" table:number-rows-spanned="1"/>
          <table:covered-table-cell table:number-columns-repeated="6" table:style-name="ce21"/>
          <table:covered-table-cell table:style-name="ce9"/>
          <table:table-cell table:style-name="ce27" table:number-columns-spanned="8" table:number-rows-spanned="1"/>
          <table:covered-table-cell table:number-columns-repeated="7"/>
          <table:table-cell table:style-name="ce1" table:number-columns-repeated="7"/>
          <table:table-cell table:number-columns-repeated="998"/>
        </table:table-row>
        <table:table-row table:style-name="ro12">
          <table:table-cell table:style-name="ce1"/>
          <table:table-cell table:style-name="ce5" table:number-columns-spanned="2" table:number-rows-spanned="1"/>
          <table:covered-table-cell table:style-name="ce9"/>
          <table:table-cell table:style-name="ce32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2">
          <table:table-cell table:style-name="ce1"/>
          <table:table-cell table:style-name="ce5" office:value-type="string" table:number-columns-spanned="2" table:number-rows-spanned="1">
            <text:p>산출물</text:p>
          </table:table-cell>
          <table:covered-table-cell table:style-name="ce9"/>
          <table:table-cell table:style-name="ce44" office:value-type="string" table:number-columns-spanned="8" table:number-rows-spanned="1">
            <text:p><text:span text:style-name="T20">* WBS</text:span></text:p>
            <text:p><text:span text:style-name="T20"><text:a xlink:href="https://drive.google.com/drive/folders/1ennjna5BOyB6pdQsCUOHpVN_onpC0A98?usp=sharing">https://drive.google.com/drive/folders/1ennjna5BOyB6pdQsCUOHpVN_onpC0A98?usp=sharing</text:a></text:span></text:p>
            <text:p><text:span text:style-name="T21"/></text:p>
            <text:p><text:span text:style-name="T21"/></text:p>
            <text:p><text:span text:style-name="T21">* ERD Cloud</text:span></text:p>
            <text:p><text:span text:style-name="T21"><text:a xlink:href="https://www.erdcloud.com/d/C7yn9utzWsBD9BMGP">https://www.erdcloud.com/d/C7yn9utzWsBD9BMGP</text:a></text:span></text:p>
            <text:p><text:span text:style-name="T21"/></text:p>
            <text:p><text:span text:style-name="T21"/></text:p>
            <text:p><text:span text:style-name="T21">* figma</text:span></text:p>
            <text:p><text:span text:style-name="T21"><text:a xlink:href="https://www.figma.com/make/HPd1HywXhVsBdiJ4rndOgp/CheForest-요리-레시피-사이트-홈페이지?node-id=0-1&amp;p=f&amp;t=VwZMFg9LsL1P6R87-0&amp;fullscreen=1">https://www.figma.com/make/HPd1HywXhVsBdiJ4rndOgp/CheForest-%EC%9A%94%EB%A6%AC-%EB%A0%88%EC%8B%9C%ED%94%BC-%EC%82%AC%EC%9D%B4%ED%8A%B8-%ED%99%88%ED%8E%98%EC%9D%B4%EC%A7%80?node-id=0-1&amp;p=f&amp;t=VwZMFg9LsL1P6R87-0&amp;fullscreen=1</text:a></text:span></text:p>
            <text:p><text:span text:style-name="T21"/></text:p>
            <text:p><text:span text:style-name="T21">* GitHub</text:span></text:p>
            <text:p><text:span text:style-name="T21"><text:a xlink:href="https://github.com/dlalswnd34/Final_Project">https://github.com/dlalswnd34/Final_Project</text:a></text:span>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4" office:value-type="string" table:number-columns-spanned="2" table:number-rows-spanned="1">
            <text:p>발표영상</text:p>
          </table:table-cell>
          <table:covered-table-cell table:style-name="ce9"/>
          <table:table-cell table:style-name="ce19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4">
          <table:table-cell table:style-name="ce1"/>
          <table:table-cell table:style-name="ce4" office:value-type="string" table:number-columns-spanned="2" table:number-rows-spanned="1">
            <text:p>증빙자료</text:p>
          </table:table-cell>
          <table:covered-table-cell table:style-name="ce9"/>
          <table:table-cell table:style-name="ce20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" table:number-rows-repeated="981">
          <table:table-cell table:style-name="ce1" table:number-columns-repeated="26"/>
          <table:table-cell table:number-columns-repeated="998"/>
        </table:table-row>
        <table:table-row table:style-name="ro15" table:number-rows-repeated="104757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4주차" table:style-name="ta1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1"/>
          <table:table-cell table:style-name="ce2" table:number-columns-spanned="7" table:number-rows-spanned="2"/>
          <table:covered-table-cell table:number-columns-repeated="5" table:style-name="ce7"/>
          <table:covered-table-cell table:style-name="ce10"/>
          <table:table-cell table:style-name="ce24" office:value-type="string">
            <text:p>조 팀장</text:p>
          </table:table-cell>
          <table:table-cell table:style-name="ce24" office:value-type="string">
            <text:p>훈련 강사</text:p>
          </table:table-cell>
          <table:table-cell table:style-name="ce24" office:value-type="string">
            <text:p>훈련 책임자</text:p>
          </table:table-cell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1"/>
          <table:covered-table-cell table:style-name="ce3"/>
          <table:covered-table-cell table:number-columns-repeated="5" table:style-name="ce8"/>
          <table:covered-table-cell table:style-name="ce12"/>
          <table:table-cell table:style-name="ce35" office:value-type="string">
            <text:p>이민중</text:p>
          </table:table-cell>
          <table:table-cell table:style-name="ce35" office:value-type="string">
            <text:p>강태경</text:p>
          </table:table-cell>
          <table:table-cell table:style-name="ce26"/>
          <table:table-cell table:style-name="ce1" table:number-columns-repeated="15"/>
          <table:table-cell table:number-columns-repeated="998"/>
        </table:table-row>
        <table:table-row table:style-name="ro18">
          <table:table-cell table:style-name="ce1"/>
          <table:table-cell table:style-name="ce4" office:value-type="string" table:number-columns-spanned="2" table:number-rows-spanned="1">
            <text:p>프로젝트 기간</text:p>
          </table:table-cell>
          <table:covered-table-cell table:style-name="ce9"/>
          <table:table-cell table:style-name="ce41" office:value-type="string" table:number-columns-spanned="8" table:number-rows-spanned="1">
            <text:p>2025/09/10 ~ 2025/10/20 (5<text:span text:style-name="T4">주</text:span><text:span text:style-name="T5">)</text:span>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4" office:value-type="string" table:number-columns-spanned="2" table:number-rows-spanned="1">
            <text:p>팀 명</text:p>
          </table:table-cell>
          <table:covered-table-cell table:style-name="ce9"/>
          <table:table-cell table:style-name="ce41" office:value-type="string" table:number-columns-spanned="8" table:number-rows-spanned="1">
            <text:p>CheForest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4" office:value-type="string" table:number-columns-spanned="2" table:number-rows-spanned="1">
            <text:p>프로젝트 명</text:p>
          </table:table-cell>
          <table:covered-table-cell table:style-name="ce9"/>
          <table:table-cell table:style-name="ce41" office:value-type="string" table:number-columns-spanned="8" table:number-rows-spanned="1">
            <text:p>CheForest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8">
          <table:table-cell table:style-name="ce1"/>
          <table:table-cell table:style-name="ce5" office:value-type="string" table:number-columns-spanned="2" table:number-rows-spanned="1">
            <text:p>프로젝트 주제</text:p>
          </table:table-cell>
          <table:covered-table-cell table:style-name="ce9"/>
          <table:table-cell table:style-name="ce42" office:value-type="string" table:number-columns-spanned="8" table:number-rows-spanned="1">
            <text:p>레시피 정보제공 및 커뮤니티 사이트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8">
          <table:table-cell table:style-name="ce1"/>
          <table:table-cell table:style-name="ce5" office:value-type="string" table:number-columns-spanned="2" table:number-rows-spanned="1">
            <text:p>훈련생 (멘티)</text:p>
          </table:table-cell>
          <table:covered-table-cell table:style-name="ce9"/>
          <table:table-cell table:style-name="ce43" office:value-type="string" table:number-columns-spanned="8" table:number-rows-spanned="1">
            <text:p>이민중(팀장), 최유준, 강승태, 박예성, 허장호, 이진수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5" office:value-type="string" table:number-columns-spanned="2" table:number-rows-spanned="3">
            <text:p>훈련강사 및 멘토</text:p>
          </table:table-cell>
          <table:covered-table-cell table:style-name="ce10"/>
          <table:table-cell table:style-name="ce5" office:value-type="string">
            <text:p>성명</text:p>
          </table:table-cell>
          <table:table-cell table:style-name="ce5" office:value-type="string">
            <text:p>직위</text:p>
          </table:table-cell>
          <table:table-cell table:style-name="ce5" office:value-type="string" table:number-columns-spanned="3" table:number-rows-spanned="1">
            <text:p>담당업무</text:p>
          </table:table-cell>
          <table:covered-table-cell table:style-name="ce21"/>
          <table:covered-table-cell table:style-name="ce9"/>
          <table:table-cell table:style-name="ce5" office:value-type="string" table:number-columns-spanned="3" table:number-rows-spanned="1">
            <text:p>소속기업명</text:p>
          </table:table-cell>
          <table:covered-table-cell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6"/>
          <table:covered-table-cell table:style-name="ce11"/>
          <table:table-cell table:style-name="ce31" office:value-type="string">
            <text:p>강태경</text:p>
          </table:table-cell>
          <table:table-cell table:style-name="ce14" office:value-type="string">
            <text:p>강사</text:p>
          </table:table-cell>
          <table:table-cell table:style-name="ce22" office:value-type="string" table:number-columns-spanned="3" table:number-rows-spanned="1">
            <text:p>[<text:span text:style-name="T15">부산</text:span><text:span text:style-name="T16">E] </text:span><text:span text:style-name="T17">빅데이터</text:span><text:span text:style-name="T16"> </text:span><text:span text:style-name="T17">기반</text:span><text:span text:style-name="T16">(</text:span><text:span text:style-name="T17">파이썬</text:span><text:span text:style-name="T16">·</text:span><text:span text:style-name="T17">자바</text:span><text:span text:style-name="T16">·</text:span><text:span text:style-name="T17">웹</text:span><text:span text:style-name="T16">) </text:span><text:span text:style-name="T17">엘라스틱</text:span><text:span text:style-name="T16"> </text:span><text:span text:style-name="T17">검색엔진</text:span><text:span text:style-name="T16"> </text:span><text:span text:style-name="T17">개발</text:span></text:p>
          </table:table-cell>
          <table:covered-table-cell table:style-name="ce21"/>
          <table:covered-table-cell table:style-name="ce9"/>
          <table:table-cell table:style-name="ce22" office:value-type="string" table:number-columns-spanned="3" table:number-rows-spanned="1">
            <text:p>KH<text:span text:style-name="T4">정보교육원</text:span></text:p>
            <text:p><text:span text:style-name="T4">부산지원</text:span></text:p>
          </table:table-cell>
          <table:covered-table-cell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7">
          <table:table-cell table:style-name="ce1"/>
          <table:covered-table-cell table:style-name="ce3"/>
          <table:covered-table-cell table:style-name="ce12"/>
          <table:table-cell table:style-name="ce14" table:number-columns-repeated="2"/>
          <table:table-cell table:style-name="ce34" table:number-columns-spanned="3" table:number-rows-spanned="1"/>
          <table:covered-table-cell table:style-name="ce21"/>
          <table:covered-table-cell table:style-name="ce9"/>
          <table:table-cell table:style-name="ce14" table:number-columns-spanned="3" table:number-rows-spanned="1"/>
          <table:covered-table-cell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31">
          <table:table-cell table:style-name="ce1"/>
          <table:table-cell table:style-name="ce5" office:value-type="string" table:number-columns-spanned="2" table:number-rows-spanned="3">
            <text:p>프로젝트 관련 내용</text:p>
          </table:table-cell>
          <table:covered-table-cell table:style-name="ce10"/>
          <table:table-cell table:style-name="ce16" office:value-type="string" table:number-columns-spanned="8" table:number-rows-spanned="1">
            <text:p>[금<text:span text:style-name="T15">주</text:span><text:span text:style-name="T16"> </text:span><text:span text:style-name="T17">업무</text:span><text:span text:style-name="T16">]</text:span></text:p>
            <text:p><text:span text:style-name="T16"/></text:p>
            <text:p><text:span text:style-name="T16">1. </text:span><text:span text:style-name="T17">기간</text:span><text:span text:style-name="T16"> </text:span><text:span text:style-name="T16">: 25/09/29 ~ 25/10/02</text:span></text:p>
            <text:p><text:span text:style-name="T16"/></text:p>
            <text:p><text:span text:style-name="T16">2. </text:span><text:span text:style-name="T17">내용</text:span><text:span text:style-name="T16"> </text:span><text:span text:style-name="T16">:</text:span></text:p>
            <text:p><text:span text:style-name="T19"><text:s text:c="2"/></text:span><text:span text:style-name="T19">- </text:span><text:span text:style-name="T19">댓글 기능 고도화</text:span><text:span text:style-name="T19">(</text:span><text:span text:style-name="T19">완료</text:span><text:span text:style-name="T19">)</text:span></text:p>
            <text:p><text:span text:style-name="T19"><text:s text:c="2"/></text:span><text:span text:style-name="T19">- </text:span><text:span text:style-name="T19">남은 모든 페이지에 대한 프론트 </text:span><text:span text:style-name="T19">작업</text:span><text:span text:style-name="T19">(</text:span><text:span text:style-name="T19">완료</text:span><text:span text:style-name="T19">)</text:span></text:p>
            <text:p><text:span text:style-name="T19"><text:s text:c="2"/></text:span><text:span text:style-name="T19">- </text:span><text:span text:style-name="T19">회원 차단</text:span><text:span text:style-name="T19">, </text:span><text:span text:style-name="T19">신고 기능 추가</text:span><text:span text:style-name="T19">(</text:span><text:span text:style-name="T19">제제기</text:span><text:span text:style-name="T19">능으로 변경해 완료</text:span><text:span text:style-name="T19">)</text:span></text:p>
            <text:p><text:span text:style-name="T16"><text:s text:c="2"/></text:span><text:span text:style-name="T16">- </text:span><text:span text:style-name="T16">관리자페이지 구축 </text:span><text:span text:style-name="T16">(</text:span><text:span text:style-name="T16">완료</text:span><text:span text:style-name="T16">)</text:span></text:p>
            <text:p><text:span text:style-name="T16"><text:s text:c="2"/></text:span><text:span text:style-name="T16">- </text:span><text:span text:style-name="T16">좋아요 기능 고도화</text:span><text:span text:style-name="T16">(</text:span><text:span text:style-name="T16">완료</text:span><text:span text:style-name="T16">)</text:span></text:p>
            <text:p><text:span text:style-name="T16"><text:s text:c="2"/></text:span><text:span text:style-name="T16">- </text:span><text:span text:style-name="T16">스크랩 기능 추가</text:span><text:span text:style-name="T16">(X)</text:span></text:p>
            <text:p><text:span text:style-name="T16"><text:s text:c="2"/></text:span><text:span text:style-name="T16">- </text:span><text:span text:style-name="T16">제철 레시피 프론트 작업</text:span><text:span text:style-name="T16">(</text:span><text:span text:style-name="T16">완료</text:span><text:span text:style-name="T16">)</text:span></text:p>
            <text:p><text:span text:style-name="T16"><text:s text:c="2"/></text:span><text:span text:style-name="T16">- api </text:span><text:span text:style-name="T16">사용을 토대로 레시피 추가 </text:span><text:span text:style-name="T16">수집</text:span><text:span text:style-name="T16">(</text:span><text:span text:style-name="T16">레시피 추가수집이 불필요해 </text:span><text:span text:style-name="T16">코드만 작성</text:span><text:span text:style-name="T16">)</text:span>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32">
          <table:table-cell table:style-name="ce1"/>
          <table:covered-table-cell table:style-name="ce6"/>
          <table:covered-table-cell table:style-name="ce11"/>
          <table:table-cell table:style-name="ce16" office:value-type="string" table:number-columns-spanned="8" table:number-rows-spanned="1">
            <text:p>[<text:span text:style-name="T15">차주</text:span><text:span text:style-name="T16"> </text:span><text:span text:style-name="T17">업무</text:span><text:span text:style-name="T16">]</text:span></text:p>
            <text:p><text:span text:style-name="T16"/></text:p>
            <text:p><text:span text:style-name="T16">1. </text:span><text:span text:style-name="T17">기간</text:span><text:span text:style-name="T16"> </text:span><text:span text:style-name="T16">: 25/10/10 ~ 25/10/10</text:span></text:p>
            <text:p><text:span text:style-name="T16"/></text:p>
            <text:p><text:span text:style-name="T16">2. </text:span><text:span text:style-name="T17">내용</text:span><text:span text:style-name="T16"> </text:span><text:span text:style-name="T16">:</text:span></text:p>
            <text:p><text:span text:style-name="T19"><text:s text:c="2"/></text:span><text:span text:style-name="T19">- </text:span><text:span text:style-name="T19">평가를 위한 페이지 화면단 녹화 </text:span><text:span text:style-name="T19">진행</text:span></text:p>
            <text:p><text:span text:style-name="T19"><text:s text:c="2"/></text:span><text:span text:style-name="T19">- </text:span><text:span text:style-name="T19">화면테스트 및 디버깅</text:span>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0">
          <table:table-cell table:style-name="ce1"/>
          <table:covered-table-cell table:style-name="ce3"/>
          <table:covered-table-cell table:style-name="ce12"/>
          <table:table-cell table:style-name="ce16" office:value-type="string" table:number-columns-spanned="8" table:number-rows-spanned="1">
            <text:p>[ISSUE]</text:p>
            <text:p/>
            <text:p><text:s text:c="2"/>- 기타 이슈 없음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1">
          <table:table-cell table:style-name="ce1"/>
          <table:table-cell table:style-name="ce5" table:number-columns-spanned="2" table:number-rows-spanned="1"/>
          <table:covered-table-cell table:style-name="ce9"/>
          <table:table-cell table:style-name="ce16" table:number-columns-spanned="8" table:number-rows-spanned="1"/>
          <table:covered-table-cell table:number-columns-repeated="6" table:style-name="ce21"/>
          <table:covered-table-cell table:style-name="ce9"/>
          <table:table-cell table:style-name="ce27" table:number-columns-spanned="8" table:number-rows-spanned="1"/>
          <table:covered-table-cell table:number-columns-repeated="7"/>
          <table:table-cell table:style-name="ce1" table:number-columns-repeated="7"/>
          <table:table-cell table:number-columns-repeated="998"/>
        </table:table-row>
        <table:table-row table:style-name="ro12">
          <table:table-cell table:style-name="ce1"/>
          <table:table-cell table:style-name="ce5" table:number-columns-spanned="2" table:number-rows-spanned="1"/>
          <table:covered-table-cell table:style-name="ce9"/>
          <table:table-cell table:style-name="ce32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2">
          <table:table-cell table:style-name="ce1"/>
          <table:table-cell table:style-name="ce5" office:value-type="string" table:number-columns-spanned="2" table:number-rows-spanned="1">
            <text:p>산출물</text:p>
          </table:table-cell>
          <table:covered-table-cell table:style-name="ce9"/>
          <table:table-cell table:style-name="ce44" office:value-type="string" table:number-columns-spanned="8" table:number-rows-spanned="1">
            <text:p><text:span text:style-name="T20">* WBS</text:span></text:p>
            <text:p><text:span text:style-name="T20"><text:a xlink:href="https://drive.google.com/drive/folders/1ennjna5BOyB6pdQsCUOHpVN_onpC0A98?usp=sharing">https://drive.google.com/drive/folders/1ennjna5BOyB6pdQsCUOHpVN_onpC0A98?usp=sharing</text:a></text:span></text:p>
            <text:p><text:span text:style-name="T21"/></text:p>
            <text:p><text:span text:style-name="T21"/></text:p>
            <text:p><text:span text:style-name="T21">* ERD Cloud</text:span></text:p>
            <text:p><text:span text:style-name="T21"><text:a xlink:href="https://www.erdcloud.com/d/C7yn9utzWsBD9BMGP">https://www.erdcloud.com/d/C7yn9utzWsBD9BMGP</text:a></text:span></text:p>
            <text:p><text:span text:style-name="T21"/></text:p>
            <text:p><text:span text:style-name="T21"/></text:p>
            <text:p><text:span text:style-name="T21">* figma</text:span></text:p>
            <text:p><text:span text:style-name="T21"><text:a xlink:href="https://www.figma.com/make/HPd1HywXhVsBdiJ4rndOgp/CheForest-요리-레시피-사이트-홈페이지?node-id=0-1&amp;p=f&amp;t=VwZMFg9LsL1P6R87-0&amp;fullscreen=1">https://www.figma.com/make/HPd1HywXhVsBdiJ4rndOgp/CheForest-%EC%9A%94%EB%A6%AC-%EB%A0%88%EC%8B%9C%ED%94%BC-%EC%82%AC%EC%9D%B4%ED%8A%B8-%ED%99%88%ED%8E%98%EC%9D%B4%EC%A7%80?node-id=0-1&amp;p=f&amp;t=VwZMFg9LsL1P6R87-0&amp;fullscreen=1</text:a></text:span></text:p>
            <text:p><text:span text:style-name="T21"/></text:p>
            <text:p><text:span text:style-name="T21">* GitHub</text:span></text:p>
            <text:p><text:span text:style-name="T21"><text:a xlink:href="https://github.com/dlalswnd34/Final_Project">https://github.com/dlalswnd34/Final_Project</text:a></text:span>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4" office:value-type="string" table:number-columns-spanned="2" table:number-rows-spanned="1">
            <text:p>발표영상</text:p>
          </table:table-cell>
          <table:covered-table-cell table:style-name="ce9"/>
          <table:table-cell table:style-name="ce19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4">
          <table:table-cell table:style-name="ce1"/>
          <table:table-cell table:style-name="ce4" office:value-type="string" table:number-columns-spanned="2" table:number-rows-spanned="1">
            <text:p>증빙자료</text:p>
          </table:table-cell>
          <table:covered-table-cell table:style-name="ce9"/>
          <table:table-cell table:style-name="ce20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" table:number-rows-repeated="981">
          <table:table-cell table:style-name="ce1" table:number-columns-repeated="26"/>
          <table:table-cell table:number-columns-repeated="998"/>
        </table:table-row>
        <table:table-row table:style-name="ro15" table:number-rows-repeated="104757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5주차" table:style-name="ta12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1"/>
          <table:table-cell table:style-name="ce2" table:number-columns-spanned="7" table:number-rows-spanned="2"/>
          <table:covered-table-cell table:number-columns-repeated="5" table:style-name="ce7"/>
          <table:covered-table-cell table:style-name="ce10"/>
          <table:table-cell table:style-name="ce24" office:value-type="string">
            <text:p>조 팀장</text:p>
          </table:table-cell>
          <table:table-cell table:style-name="ce24" office:value-type="string">
            <text:p>훈련 강사</text:p>
          </table:table-cell>
          <table:table-cell table:style-name="ce24" office:value-type="string">
            <text:p>훈련 책임자</text:p>
          </table:table-cell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1"/>
          <table:covered-table-cell table:style-name="ce3"/>
          <table:covered-table-cell table:number-columns-repeated="5" table:style-name="ce8"/>
          <table:covered-table-cell table:style-name="ce12"/>
          <table:table-cell table:style-name="ce35" office:value-type="string">
            <text:p>이민중</text:p>
          </table:table-cell>
          <table:table-cell table:style-name="ce35" office:value-type="string">
            <text:p>강태경</text:p>
          </table:table-cell>
          <table:table-cell table:style-name="ce26"/>
          <table:table-cell table:style-name="ce1" table:number-columns-repeated="15"/>
          <table:table-cell table:number-columns-repeated="998"/>
        </table:table-row>
        <table:table-row table:style-name="ro34">
          <table:table-cell table:style-name="ce1"/>
          <table:table-cell table:style-name="ce4" office:value-type="string" table:number-columns-spanned="2" table:number-rows-spanned="1">
            <text:p>프로젝트 기간</text:p>
          </table:table-cell>
          <table:covered-table-cell table:style-name="ce9"/>
          <table:table-cell table:style-name="ce41" office:value-type="string" table:number-columns-spanned="8" table:number-rows-spanned="1">
            <text:p>2025/09/10 ~ 2025/10/20 (5<text:span text:style-name="T4">주</text:span><text:span text:style-name="T5">)</text:span>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4" office:value-type="string" table:number-columns-spanned="2" table:number-rows-spanned="1">
            <text:p>팀 명</text:p>
          </table:table-cell>
          <table:covered-table-cell table:style-name="ce9"/>
          <table:table-cell table:style-name="ce41" office:value-type="string" table:number-columns-spanned="8" table:number-rows-spanned="1">
            <text:p>CheForest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4" office:value-type="string" table:number-columns-spanned="2" table:number-rows-spanned="1">
            <text:p>프로젝트 명</text:p>
          </table:table-cell>
          <table:covered-table-cell table:style-name="ce9"/>
          <table:table-cell table:style-name="ce41" office:value-type="string" table:number-columns-spanned="8" table:number-rows-spanned="1">
            <text:p>CheForest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34">
          <table:table-cell table:style-name="ce1"/>
          <table:table-cell table:style-name="ce5" office:value-type="string" table:number-columns-spanned="2" table:number-rows-spanned="1">
            <text:p>프로젝트 주제</text:p>
          </table:table-cell>
          <table:covered-table-cell table:style-name="ce9"/>
          <table:table-cell table:style-name="ce42" office:value-type="string" table:number-columns-spanned="8" table:number-rows-spanned="1">
            <text:p>레시피 정보제공 및 커뮤니티 사이트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34">
          <table:table-cell table:style-name="ce1"/>
          <table:table-cell table:style-name="ce5" office:value-type="string" table:number-columns-spanned="2" table:number-rows-spanned="1">
            <text:p>훈련생 (멘티)</text:p>
          </table:table-cell>
          <table:covered-table-cell table:style-name="ce9"/>
          <table:table-cell table:style-name="ce43" office:value-type="string" table:number-columns-spanned="8" table:number-rows-spanned="1">
            <text:p>이민중(팀장), 최유준, 강승태, 박예성, 허장호, 이진수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5" office:value-type="string" table:number-columns-spanned="2" table:number-rows-spanned="3">
            <text:p>훈련강사 및 멘토</text:p>
          </table:table-cell>
          <table:covered-table-cell table:style-name="ce10"/>
          <table:table-cell table:style-name="ce5" office:value-type="string">
            <text:p>성명</text:p>
          </table:table-cell>
          <table:table-cell table:style-name="ce5" office:value-type="string">
            <text:p>직위</text:p>
          </table:table-cell>
          <table:table-cell table:style-name="ce5" office:value-type="string" table:number-columns-spanned="3" table:number-rows-spanned="1">
            <text:p>담당업무</text:p>
          </table:table-cell>
          <table:covered-table-cell table:style-name="ce21"/>
          <table:covered-table-cell table:style-name="ce9"/>
          <table:table-cell table:style-name="ce5" office:value-type="string" table:number-columns-spanned="3" table:number-rows-spanned="1">
            <text:p>소속기업명</text:p>
          </table:table-cell>
          <table:covered-table-cell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6"/>
          <table:covered-table-cell table:style-name="ce11"/>
          <table:table-cell table:style-name="ce31" office:value-type="string">
            <text:p>강태경</text:p>
          </table:table-cell>
          <table:table-cell table:style-name="ce14" office:value-type="string">
            <text:p>강사</text:p>
          </table:table-cell>
          <table:table-cell table:style-name="ce22" office:value-type="string" table:number-columns-spanned="3" table:number-rows-spanned="1">
            <text:p>[<text:span text:style-name="T15">부산</text:span><text:span text:style-name="T16">E] </text:span><text:span text:style-name="T17">빅데이터</text:span><text:span text:style-name="T16"> </text:span><text:span text:style-name="T17">기반</text:span><text:span text:style-name="T16">(</text:span><text:span text:style-name="T17">파이썬</text:span><text:span text:style-name="T16">·</text:span><text:span text:style-name="T17">자바</text:span><text:span text:style-name="T16">·</text:span><text:span text:style-name="T17">웹</text:span><text:span text:style-name="T16">) </text:span><text:span text:style-name="T17">엘라스틱</text:span><text:span text:style-name="T16"> </text:span><text:span text:style-name="T17">검색엔진</text:span><text:span text:style-name="T16"> </text:span><text:span text:style-name="T17">개발</text:span></text:p>
          </table:table-cell>
          <table:covered-table-cell table:style-name="ce21"/>
          <table:covered-table-cell table:style-name="ce9"/>
          <table:table-cell table:style-name="ce22" office:value-type="string" table:number-columns-spanned="3" table:number-rows-spanned="1">
            <text:p>KH<text:span text:style-name="T4">정보교육원</text:span></text:p>
            <text:p><text:span text:style-name="T4">부산지원</text:span></text:p>
          </table:table-cell>
          <table:covered-table-cell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7">
          <table:table-cell table:style-name="ce1"/>
          <table:covered-table-cell table:style-name="ce3"/>
          <table:covered-table-cell table:style-name="ce12"/>
          <table:table-cell table:style-name="ce14" table:number-columns-repeated="2"/>
          <table:table-cell table:style-name="ce34" table:number-columns-spanned="3" table:number-rows-spanned="1"/>
          <table:covered-table-cell table:style-name="ce21"/>
          <table:covered-table-cell table:style-name="ce9"/>
          <table:table-cell table:style-name="ce14" table:number-columns-spanned="3" table:number-rows-spanned="1"/>
          <table:covered-table-cell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8">
          <table:table-cell table:style-name="ce1"/>
          <table:table-cell table:style-name="ce5" office:value-type="string" table:number-columns-spanned="2" table:number-rows-spanned="3">
            <text:p>프로젝트 관련 내용</text:p>
          </table:table-cell>
          <table:covered-table-cell table:style-name="ce10"/>
          <table:table-cell table:style-name="ce16" office:value-type="string" table:number-columns-spanned="8" table:number-rows-spanned="1">
            <text:p>[금<text:span text:style-name="T15">주</text:span><text:span text:style-name="T16"> </text:span><text:span text:style-name="T17">업무</text:span><text:span text:style-name="T16">]</text:span></text:p>
            <text:p><text:span text:style-name="T16"/></text:p>
            <text:p><text:span text:style-name="T16">1. </text:span><text:span text:style-name="T17">기간</text:span><text:span text:style-name="T16"> </text:span><text:span text:style-name="T16">: 25/10/10 ~ 25/10/17</text:span></text:p>
            <text:p><text:span text:style-name="T16"/></text:p>
            <text:p><text:span text:style-name="T16">2. </text:span><text:span text:style-name="T17">내용</text:span><text:span text:style-name="T16"> </text:span><text:span text:style-name="T16">:</text:span></text:p>
            <text:p><text:span text:style-name="T19"><text:s text:c="2"/></text:span><text:span text:style-name="T19">- </text:span><text:span text:style-name="T19">평가를 위한 페이지 화면단 녹화 진행</text:span></text:p>
            <text:p><text:span text:style-name="T19"><text:s text:c="2"/></text:span><text:span text:style-name="T19">- </text:span><text:span text:style-name="T19">화면테스트 및 디버깅</text:span></text:p>
            <text:p><text:span text:style-name="T19"><text:s text:c="2"/></text:span><text:span text:style-name="T19">- </text:span><text:span text:style-name="T19">최종 발표 준비 및 </text:span><text:span text:style-name="T19">aws </text:span><text:span text:style-name="T19">서버 배포</text:span>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9">
          <table:table-cell table:style-name="ce1"/>
          <table:covered-table-cell table:style-name="ce6"/>
          <table:covered-table-cell table:style-name="ce11"/>
          <table:table-cell table:style-name="ce16" office:value-type="string" table:number-columns-spanned="8" table:number-rows-spanned="1">
            <text:p>[<text:span text:style-name="T15">차주</text:span><text:span text:style-name="T16"> </text:span><text:span text:style-name="T17">업무</text:span><text:span text:style-name="T16">]</text:span></text:p>
            <text:p><text:span text:style-name="T16"/></text:p>
            <text:p><text:span text:style-name="T16">1. </text:span><text:span text:style-name="T17">기간</text:span><text:span text:style-name="T16"> </text:span><text:span text:style-name="T16">: 25/10/20 ~ 25/10/20</text:span></text:p>
            <text:p><text:span text:style-name="T16"/></text:p>
            <text:p><text:span text:style-name="T16">2. </text:span><text:span text:style-name="T17">내용</text:span><text:span text:style-name="T16"> </text:span><text:span text:style-name="T16">:</text:span></text:p>
            <text:p><text:span text:style-name="T19"><text:s text:c="2"/></text:span><text:span text:style-name="T19">- </text:span><text:span text:style-name="T19">최종 발표</text:span>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0">
          <table:table-cell table:style-name="ce1"/>
          <table:covered-table-cell table:style-name="ce3"/>
          <table:covered-table-cell table:style-name="ce12"/>
          <table:table-cell table:style-name="ce16" office:value-type="string" table:number-columns-spanned="8" table:number-rows-spanned="1">
            <text:p>[ISSUE]</text:p>
            <text:p/>
            <text:p><text:s text:c="2"/>- 모종의 이유로 피그마 화면단이 이상하게 출력됨(원인불명)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1">
          <table:table-cell table:style-name="ce1"/>
          <table:table-cell table:style-name="ce5" table:number-columns-spanned="2" table:number-rows-spanned="1"/>
          <table:covered-table-cell table:style-name="ce9"/>
          <table:table-cell table:style-name="ce16" table:number-columns-spanned="8" table:number-rows-spanned="1"/>
          <table:covered-table-cell table:number-columns-repeated="6" table:style-name="ce21"/>
          <table:covered-table-cell table:style-name="ce9"/>
          <table:table-cell table:style-name="ce27" table:number-columns-spanned="8" table:number-rows-spanned="1"/>
          <table:covered-table-cell table:number-columns-repeated="7"/>
          <table:table-cell table:style-name="ce1" table:number-columns-repeated="7"/>
          <table:table-cell table:number-columns-repeated="998"/>
        </table:table-row>
        <table:table-row table:style-name="ro12">
          <table:table-cell table:style-name="ce1"/>
          <table:table-cell table:style-name="ce5" table:number-columns-spanned="2" table:number-rows-spanned="1"/>
          <table:covered-table-cell table:style-name="ce9"/>
          <table:table-cell table:style-name="ce32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2">
          <table:table-cell table:style-name="ce1"/>
          <table:table-cell table:style-name="ce5" office:value-type="string" table:number-columns-spanned="2" table:number-rows-spanned="1">
            <text:p>산출물</text:p>
          </table:table-cell>
          <table:covered-table-cell table:style-name="ce9"/>
          <table:table-cell table:style-name="ce44" office:value-type="string" table:number-columns-spanned="8" table:number-rows-spanned="1">
            <text:p><text:span text:style-name="T20">* WBS</text:span></text:p>
            <text:p><text:span text:style-name="T20"><text:a xlink:href="https://drive.google.com/drive/folders/1ennjna5BOyB6pdQsCUOHpVN_onpC0A98?usp=sharing">https://drive.google.com/drive/folders/1ennjna5BOyB6pdQsCUOHpVN_onpC0A98?usp=sharing</text:a></text:span></text:p>
            <text:p><text:span text:style-name="T21"/></text:p>
            <text:p><text:span text:style-name="T21"/></text:p>
            <text:p><text:span text:style-name="T21">* ERD Cloud</text:span></text:p>
            <text:p><text:span text:style-name="T21"><text:a xlink:href="https://www.erdcloud.com/d/C7yn9utzWsBD9BMGP">https://www.erdcloud.com/d/C7yn9utzWsBD9BMGP</text:a></text:span></text:p>
            <text:p><text:span text:style-name="T21"/></text:p>
            <text:p><text:span text:style-name="T21"/></text:p>
            <text:p><text:span text:style-name="T21">* figma</text:span></text:p>
            <text:p><text:span text:style-name="T21"><text:a xlink:href="https://www.figma.com/make/HPd1HywXhVsBdiJ4rndOgp/CheForest-요리-레시피-사이트-홈페이지?node-id=0-1&amp;p=f&amp;t=VwZMFg9LsL1P6R87-0&amp;fullscreen=1">https://www.figma.com/make/HPd1HywXhVsBdiJ4rndOgp/CheForest-%EC%9A%94%EB%A6%AC-%EB%A0%88%EC%8B%9C%ED%94%BC-%EC%82%AC%EC%9D%B4%ED%8A%B8-%ED%99%88%ED%8E%98%EC%9D%B4%EC%A7%80?node-id=0-1&amp;p=f&amp;t=VwZMFg9LsL1P6R87-0&amp;fullscreen=1</text:a></text:span></text:p>
            <text:p><text:span text:style-name="T21"/></text:p>
            <text:p><text:span text:style-name="T21">* GitHub</text:span></text:p>
            <text:p><text:span text:style-name="T21"><text:a xlink:href="https://github.com/dlalswnd34/Final_Project">https://github.com/dlalswnd34/Final_Project</text:a></text:span></text:p>
          </table:table-cell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4" office:value-type="string" table:number-columns-spanned="2" table:number-rows-spanned="1">
            <text:p>발표영상</text:p>
          </table:table-cell>
          <table:covered-table-cell table:style-name="ce9"/>
          <table:table-cell table:style-name="ce19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4">
          <table:table-cell table:style-name="ce1"/>
          <table:table-cell table:style-name="ce4" office:value-type="string" table:number-columns-spanned="2" table:number-rows-spanned="1">
            <text:p>증빙자료</text:p>
          </table:table-cell>
          <table:covered-table-cell table:style-name="ce9"/>
          <table:table-cell table:style-name="ce20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" table:number-rows-repeated="981">
          <table:table-cell table:style-name="ce1" table:number-columns-repeated="26"/>
          <table:table-cell table:number-columns-repeated="998"/>
        </table:table-row>
        <table:table-row table:style-name="ro15" table:number-rows-repeated="104757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6주차" table:style-name="ta7" table:print="false"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1"/>
          <table:table-cell table:style-name="ce2" table:number-columns-spanned="7" table:number-rows-spanned="2"/>
          <table:covered-table-cell table:number-columns-repeated="5" table:style-name="ce7"/>
          <table:covered-table-cell table:style-name="ce10"/>
          <table:table-cell table:style-name="ce24" office:value-type="string">
            <text:p>조 팀장</text:p>
          </table:table-cell>
          <table:table-cell table:style-name="ce24" office:value-type="string">
            <text:p>훈련 강사</text:p>
          </table:table-cell>
          <table:table-cell table:style-name="ce24" office:value-type="string">
            <text:p>훈련 책임자</text:p>
          </table:table-cell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1"/>
          <table:covered-table-cell table:style-name="ce3"/>
          <table:covered-table-cell table:number-columns-repeated="5" table:style-name="ce8"/>
          <table:covered-table-cell table:style-name="ce12"/>
          <table:table-cell table:style-name="ce25"/>
          <table:table-cell table:style-name="ce35" office:value-type="string">
            <text:p>강태경</text:p>
          </table:table-cell>
          <table:table-cell table:style-name="ce26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4" office:value-type="string" table:number-columns-spanned="2" table:number-rows-spanned="1">
            <text:p>프로젝트 기간</text:p>
          </table:table-cell>
          <table:covered-table-cell table:style-name="ce9"/>
          <table:table-cell table:style-name="ce13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4" office:value-type="string" table:number-columns-spanned="2" table:number-rows-spanned="1">
            <text:p>팀 명</text:p>
          </table:table-cell>
          <table:covered-table-cell table:style-name="ce9"/>
          <table:table-cell table:style-name="ce13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4" office:value-type="string" table:number-columns-spanned="2" table:number-rows-spanned="1">
            <text:p>프로젝트 명</text:p>
          </table:table-cell>
          <table:covered-table-cell table:style-name="ce9"/>
          <table:table-cell table:style-name="ce13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5" office:value-type="string" table:number-columns-spanned="2" table:number-rows-spanned="1">
            <text:p>프로젝트 주제</text:p>
          </table:table-cell>
          <table:covered-table-cell table:style-name="ce9"/>
          <table:table-cell table:style-name="ce14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1">
          <table:table-cell table:style-name="ce1"/>
          <table:table-cell table:style-name="ce5" office:value-type="string" table:number-columns-spanned="2" table:number-rows-spanned="1">
            <text:p>훈련생 (멘티)</text:p>
          </table:table-cell>
          <table:covered-table-cell table:style-name="ce9"/>
          <table:table-cell table:style-name="ce14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5" office:value-type="string" table:number-columns-spanned="2" table:number-rows-spanned="3">
            <text:p>훈련강사 및 멘토</text:p>
          </table:table-cell>
          <table:covered-table-cell table:style-name="ce10"/>
          <table:table-cell table:style-name="ce5" office:value-type="string">
            <text:p>성명</text:p>
          </table:table-cell>
          <table:table-cell table:style-name="ce5" office:value-type="string">
            <text:p>직위</text:p>
          </table:table-cell>
          <table:table-cell table:style-name="ce5" office:value-type="string" table:number-columns-spanned="3" table:number-rows-spanned="1">
            <text:p>담당업무</text:p>
          </table:table-cell>
          <table:covered-table-cell table:style-name="ce21"/>
          <table:covered-table-cell table:style-name="ce9"/>
          <table:table-cell table:style-name="ce5" office:value-type="string" table:number-columns-spanned="3" table:number-rows-spanned="1">
            <text:p>소속기업명</text:p>
          </table:table-cell>
          <table:covered-table-cell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6"/>
          <table:covered-table-cell table:style-name="ce11"/>
          <table:table-cell table:style-name="ce31" office:value-type="string">
            <text:p>강태경</text:p>
          </table:table-cell>
          <table:table-cell table:style-name="ce14" office:value-type="string">
            <text:p>강사</text:p>
          </table:table-cell>
          <table:table-cell table:style-name="ce22" table:number-columns-spanned="3" table:number-rows-spanned="1"/>
          <table:covered-table-cell table:style-name="ce21"/>
          <table:covered-table-cell table:style-name="ce9"/>
          <table:table-cell table:style-name="ce22" table:number-columns-spanned="3" table:number-rows-spanned="1"/>
          <table:covered-table-cell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7">
          <table:table-cell table:style-name="ce1"/>
          <table:covered-table-cell table:style-name="ce3"/>
          <table:covered-table-cell table:style-name="ce12"/>
          <table:table-cell table:style-name="ce14" table:number-columns-repeated="2"/>
          <table:table-cell table:style-name="ce34" table:number-columns-spanned="3" table:number-rows-spanned="1"/>
          <table:covered-table-cell table:style-name="ce21"/>
          <table:covered-table-cell table:style-name="ce9"/>
          <table:table-cell table:style-name="ce14" table:number-columns-spanned="3" table:number-rows-spanned="1"/>
          <table:covered-table-cell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8">
          <table:table-cell table:style-name="ce1"/>
          <table:table-cell table:style-name="ce5" office:value-type="string" table:number-columns-spanned="2" table:number-rows-spanned="3">
            <text:p>프로젝트 관련 내용</text:p>
          </table:table-cell>
          <table:covered-table-cell table:style-name="ce10"/>
          <table:table-cell table:style-name="ce15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9">
          <table:table-cell table:style-name="ce1"/>
          <table:covered-table-cell table:style-name="ce6"/>
          <table:covered-table-cell table:style-name="ce11"/>
          <table:table-cell table:style-name="ce15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0">
          <table:table-cell table:style-name="ce1"/>
          <table:covered-table-cell table:style-name="ce3"/>
          <table:covered-table-cell table:style-name="ce12"/>
          <table:table-cell table:style-name="ce16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1">
          <table:table-cell table:style-name="ce1"/>
          <table:table-cell table:style-name="ce5" table:number-columns-spanned="2" table:number-rows-spanned="1"/>
          <table:covered-table-cell table:style-name="ce9"/>
          <table:table-cell table:style-name="ce16" table:number-columns-spanned="8" table:number-rows-spanned="1"/>
          <table:covered-table-cell table:number-columns-repeated="6" table:style-name="ce21"/>
          <table:covered-table-cell table:style-name="ce9"/>
          <table:table-cell table:style-name="ce27" table:number-columns-spanned="8" table:number-rows-spanned="1"/>
          <table:covered-table-cell table:number-columns-repeated="7"/>
          <table:table-cell table:style-name="ce1" table:number-columns-repeated="7"/>
          <table:table-cell table:number-columns-repeated="998"/>
        </table:table-row>
        <table:table-row table:style-name="ro12">
          <table:table-cell table:style-name="ce1"/>
          <table:table-cell table:style-name="ce5" table:number-columns-spanned="2" table:number-rows-spanned="1"/>
          <table:covered-table-cell table:style-name="ce9"/>
          <table:table-cell table:style-name="ce32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2">
          <table:table-cell table:style-name="ce1"/>
          <table:table-cell table:style-name="ce5" office:value-type="string" table:number-columns-spanned="2" table:number-rows-spanned="1">
            <text:p>산출물</text:p>
          </table:table-cell>
          <table:covered-table-cell table:style-name="ce9"/>
          <table:table-cell table:style-name="ce36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4" office:value-type="string" table:number-columns-spanned="2" table:number-rows-spanned="1">
            <text:p>발표영상</text:p>
          </table:table-cell>
          <table:covered-table-cell table:style-name="ce9"/>
          <table:table-cell table:style-name="ce19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4">
          <table:table-cell table:style-name="ce1"/>
          <table:table-cell table:style-name="ce4" office:value-type="string" table:number-columns-spanned="2" table:number-rows-spanned="1">
            <text:p>증빙자료</text:p>
          </table:table-cell>
          <table:covered-table-cell table:style-name="ce9"/>
          <table:table-cell table:style-name="ce20" table:number-columns-spanned="8" table:number-rows-spanned="1"/>
          <table:covered-table-cell table:number-columns-repeated="6" table:style-name="ce21"/>
          <table:covered-table-cell table:style-name="ce9"/>
          <table:table-cell table:style-name="ce1" table:number-columns-repeated="15"/>
          <table:table-cell table:number-columns-repeated="998"/>
        </table:table-row>
        <table:table-row table:style-name="ro1" table:number-rows-repeated="981">
          <table:table-cell table:style-name="ce1" table:number-columns-repeated="26"/>
          <table:table-cell table:number-columns-repeated="998"/>
        </table:table-row>
        <table:table-row table:style-name="ro15" table:number-rows-repeated="1047575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2" svg:font-family="Arial" style:font-family-generic="modern" style:font-pitch="variable"/>
    <style:font-face style:name="Calibri1" svg:font-family="Calibri" style:font-family-generic="modern" style:font-pitch="variable"/>
    <style:font-face style:name="Segoe UI Symbol1" svg:font-family="'Segoe UI Symbol'" style:font-family-generic="modern" style:font-pitch="variable"/>
    <style:font-face style:name="맑은 고딕" svg:font-family="'맑은 고딕'" style:font-family-generic="modern" style:font-pitch="variable"/>
    <style:font-face style:name="Segoe UI Symbol" svg:font-family="'Segoe UI Symbol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Segoe UI Symbol2" svg:font-family="'Segoe UI Symbol'" style:font-family-generic="swiss" style:font-pitch="variable"/>
    <style:font-face style:name="돋움" svg:font-family="돋움" style:font-family-generic="swiss" style:font-pitch="variable"/>
    <style:font-face style:name="맑은 고딕1" svg:font-family="'맑은 고딕'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17">2025-10-17</text:date>, <text:time>15:12:4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작성_5f_샘플" style:display-name="PageStyle_작성_샘플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주차" style:display-name="PageStyle_1주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주차" style:display-name="PageStyle_2주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주차" style:display-name="PageStyle_3주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주차" style:display-name="PageStyle_4주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주차" style:display-name="PageStyle_5주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주차" style:display-name="PageStyle_6주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0-17T15:12:49.37</dc:date>
    <meta:generator>OpenOffice/4.1.15$Win32 OpenOffice.org_project/4115m2$Build-9813</meta:generator>
    <meta:editing-duration>PT2H44M57S</meta:editing-duration>
    <meta:editing-cycles>12</meta:editing-cycles>
    <meta:document-statistic meta:table-count="7" meta:cell-count="225" meta:object-count="0"/>
  </office:meta>
</office:document-meta>
</file>